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ource Sans Pro&quot;" svg:font-family="'&quot;Source Sans Pr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113.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111.09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07.66pt"/>
    </style:style>
    <style:style style:name="co9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APvsCoAPS">
      <style:table-properties table:display="true" style:writing-mode="lr-tb"/>
    </style:style>
    <style:style style:name="ta2" style:family="table" style:master-page-name="PageStyle_5f_CoAP">
      <style:table-properties table:display="true" style:writing-mode="lr-tb"/>
    </style:style>
    <style:style style:name="ta3" style:family="table" style:master-page-name="PageStyle_5f_CoAP_5f_DTLS">
      <style:table-properties table:display="true" style:writing-mode="lr-tb"/>
    </style:style>
    <style:style style:name="ta4" style:family="table" style:master-page-name="PageStyle_5f_CoAP_5f_DTLS_5f_1kb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ource Sans Pro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4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APvsCoA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AP</text:p>
          </table:table-cell>
          <table:table-cell table:style-name="ce1" office:value-type="string" calcext:value-type="string">
            <text:p><text:s/>CoAP + DTLS</text:p>
          </table:table-cell>
          <table:table-cell table:style-name="ce1" office:value-type="string" calcext:value-type="string">
            <text:p>Coap DTLS 1kb</text:p>
          </table:table-cell>
          <table:table-cell/>
          <table:table-cell table:style-name="ce1" office:value-type="string" calcext:value-type="string">
            <text:p>Média 1</text:p>
          </table:table-cell>
          <table:table-cell table:style-name="ce1" office:value-type="string" calcext:value-type="string">
            <text:p>Média 2</text:p>
          </table:table-cell>
          <table:table-cell table:style-name="ce1" office:value-type="string" calcext:value-type="string">
            <text:p>Média 3</text:p>
          </table:table-cell>
          <table:table-cell table:number-columns-repeated="1017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2" calcext:value-type="float">
            <text:p>7.2</text:p>
          </table:table-cell>
          <table:table-cell table:style-name="ce1" office:value-type="float" office:value="12.4" calcext:value-type="float">
            <text:p>12.4</text:p>
          </table:table-cell>
          <table:table-cell/>
          <table:table-cell table:style-name="ce4" table:formula="of:=AVERAGE([.A2:.A101])" office:value-type="float" office:value="7.404" calcext:value-type="float">
            <text:p>7.4</text:p>
          </table:table-cell>
          <table:table-cell table:style-name="ce4" table:formula="of:=AVERAGE([.B2:.B101])" office:value-type="float" office:value="9.762" calcext:value-type="float">
            <text:p>9.8</text:p>
          </table:table-cell>
          <table:table-cell table:style-name="ce5" table:formula="of:=AVERAGE([.C2:.C101])" office:value-type="float" office:value="20.586" calcext:value-type="float">
            <text:p>20.586</text:p>
          </table:table-cell>
          <table:table-cell table:number-columns-repeated="1017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8" calcext:value-type="float">
            <text:p>7.8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7.8" calcext:value-type="float">
            <text:p>7.8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21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2.8" calcext:value-type="float">
            <text:p>12.8</text:p>
          </table:table-cell>
          <table:table-cell table:number-columns-repeated="1021"/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2.8" calcext:value-type="float">
            <text:p>12.8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2.8" calcext:value-type="float">
            <text:p>12.8</text:p>
          </table:table-cell>
          <table:table-cell table:number-columns-repeated="9"/>
          <table:table-cell table:style-name="ce6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3.8" calcext:value-type="float">
            <text:p>13.8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3" office:value-type="float" office:value="13" calcext:value-type="float">
            <text:p>13.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9"/>
          <table:table-cell table:style-name="ce1" office:value-type="string" calcext:value-type="string">
            <text:p>Quantitativamente, observou-se que o protocolo CoAP foi mais sens´ıvel ao au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4.6" calcext:value-type="float">
            <text:p>14.6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5.4" calcext:value-type="float">
            <text:p>15.4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3.6" calcext:value-type="float">
            <text:p>13.6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8.4" calcext:value-type="float">
            <text:p>18.4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3" office:value-type="float" office:value="14" calcext:value-type="float">
            <text:p>14.0</text:p>
          </table:table-cell>
          <table:table-cell/>
          <table:table-cell>
            <draw:frame table:end-cell-address="CoAPvsCoAPS.M32" table:end-x="3.12pt" table:end-y="11.23pt" draw:z-index="1" draw:name="Chart 2" draw:style-name="gr1" draw:text-style-name="P1" svg:width="563.98pt" svg:height="224.99pt" svg:x="0.34pt" svg:y="6.75pt">
              <draw:object draw:notify-on-update-of-ranges="CoAPvsCoAPS.A2:CoAPvsCoAPS.A101 CoAPvsCoAPS.B1:CoAPvsCoAPS.B1 CoAPvsCoAPS.B2:CoAPvsCoAPS.B101 CoAPvsCoAPS.A1:CoAPvsCoAPS.A1 CoAPvsCoAPS.A2:CoAPvsCoAPS.A101 CoAPvsCoAPS.C1:CoAPvsCoAPS.C1 CoAPvsCoAPS.C2:CoAPvsCoAPS.C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9"/>
          <table:table-cell table:style-name="ce1" office:value-type="string" calcext:value-type="string">
            <text:p>Zone transfer requests (AXFR) are refused unless auth-sec-servers or auth-peers is set. The address requesting the AXFR is logged.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1" office:value-type="float" office:value="14.2" calcext:value-type="float">
            <text:p>14.2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3" office:value-type="float" office:value="14" calcext:value-type="float">
            <text:p>14.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6.2" calcext:value-type="float">
            <text:p>16.2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6.2" calcext:value-type="float">
            <text:p>16.2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3.8" calcext:value-type="float">
            <text:p>13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.0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4.6" calcext:value-type="float">
            <text:p>14.6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4.2" calcext:value-type="float">
            <text:p>14.2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4.4" calcext:value-type="float">
            <text:p>14.4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3.8" calcext:value-type="float">
            <text:p>13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3.8" calcext:value-type="float">
            <text:p>13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2" calcext:value-type="float">
            <text:p>8.2</text:p>
          </table:table-cell>
          <table:table-cell table:style-name="ce1" office:value-type="float" office:value="14.8" calcext:value-type="float">
            <text:p>14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8.4" calcext:value-type="float">
            <text:p>8.4</text:p>
          </table:table-cell>
          <table:table-cell table:style-name="ce1" office:value-type="float" office:value="16.8" calcext:value-type="float">
            <text:p>16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4" calcext:value-type="float">
            <text:p>8.4</text:p>
          </table:table-cell>
          <table:table-cell table:style-name="ce1" office:value-type="float" office:value="15.4" calcext:value-type="float">
            <text:p>15.4</text:p>
          </table:table-cell>
          <table:table-cell/>
          <table:table-cell table:style-name="ce3">
            <draw:frame table:end-cell-address="CoAPvsCoAPS.M45" table:end-x="3.12pt" table:end-y="14.23pt" draw:z-index="0" draw:name="Chart 1" draw:style-name="gr1" draw:text-style-name="P1" svg:width="563.98pt" svg:height="198.71pt" svg:x="0.34pt" svg:y="4.51pt">
              <draw:object draw:notify-on-update-of-ranges="CoAPvsCoAPS.A2:CoAPvsCoAPS.A101 CoAPvsCoAPS.C1:CoAPvsCoAPS.C1 CoAPvsCoAPS.C2:CoAPvsCoAPS.C1000 CoAPvsCoAPS.A1:CoAPvsCoAPS.A1 CoAPvsCoAPS.A2:CoAPvsCoAPS.A101 CoAPvsCoAPS.B1:CoAPvsCoAPS.B1 CoAPvsCoAPS.B2:CoAPvsCoAPS.B1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4" calcext:value-type="float">
            <text:p>8.4</text:p>
          </table:table-cell>
          <table:table-cell table:style-name="ce1" office:value-type="float" office:value="14.8" calcext:value-type="float">
            <text:p>14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4" calcext:value-type="float">
            <text:p>8.4</text:p>
          </table:table-cell>
          <table:table-cell table:style-name="ce1" office:value-type="float" office:value="15.2" calcext:value-type="float">
            <text:p>15.2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6" calcext:value-type="float">
            <text:p>8.6</text:p>
          </table:table-cell>
          <table:table-cell table:style-name="ce1" office:value-type="float" office:value="17.2" calcext:value-type="float">
            <text:p>17.2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8.8" calcext:value-type="float">
            <text:p>8.8</text:p>
          </table:table-cell>
          <table:table-cell table:style-name="ce1" office:value-type="float" office:value="14.6" calcext:value-type="float">
            <text:p>14.6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5.2" calcext:value-type="float">
            <text:p>15.2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4.4" calcext:value-type="float">
            <text:p>14.4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6.8" calcext:value-type="float">
            <text:p>16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6.8" calcext:value-type="float">
            <text:p>16.8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" calcext:value-type="float">
            <text:p>9.0</text:p>
          </table:table-cell>
          <table:table-cell table:style-name="ce3" office:value-type="float" office:value="16" calcext:value-type="float">
            <text:p>16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5.4" calcext:value-type="float">
            <text:p>15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5.4" calcext:value-type="float">
            <text:p>15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5.6" calcext:value-type="float">
            <text:p>15.6</text:p>
          </table:table-cell>
          <table:table-cell/>
          <table:table-cell table:style-name="ce3"/>
          <table:table-cell table:number-columns-repeated="3"/>
          <table:table-cell table:style-name="ce3">
            <draw:frame table:end-cell-address="CoAPvsCoAPS.P63" table:end-x="7.68pt" table:end-y="8.99pt" draw:z-index="3" draw:name="Chart 4" draw:style-name="gr1" draw:text-style-name="P1" svg:width="449.97pt" svg:height="278.22pt" svg:x="48.76pt" svg:y="14.26pt">
              <draw:object draw:notify-on-update-of-ranges="CoAPvsCoAPS.F55:CoAPvsCoAPS.F58 CoAPvsCoAPS.G54:CoAPvsCoAPS.G54 CoAPvsCoAPS.G55:CoAPvsCoAPS.G58 CoAPvsCoAPS.H54:CoAPvsCoAPS.H54 CoAPvsCoAPS.H55:CoAPvsCoAPS.H5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6.6" calcext:value-type="float">
            <text:p>16.6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3" office:value-type="float" office:value="16" calcext:value-type="float">
            <text:p>16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8.4" calcext:value-type="float">
            <text:p>18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3" office:value-type="float" office:value="19" calcext:value-type="float">
            <text:p>19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6.4" calcext:value-type="float">
            <text:p>16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3" office:value-type="float" office:value="16" calcext:value-type="float">
            <text:p>16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6.4" calcext:value-type="float">
            <text:p>16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" calcext:value-type="float">
            <text:p>9.0</text:p>
          </table:table-cell>
          <table:table-cell table:style-name="ce1" office:value-type="float" office:value="16.4" calcext:value-type="float">
            <text:p>16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3" office:value-type="float" office:value="17" calcext:value-type="float">
            <text:p>17.0</text:p>
          </table:table-cell>
          <table:table-cell/>
          <table:table-cell table:style-name="ce3"/>
          <table:table-cell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oda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3" office:value-type="float" office:value="19" calcext:value-type="float">
            <text:p>19.0</text:p>
          </table:table-cell>
          <table:table-cell/>
          <table:table-cell table:style-name="ce3"/>
          <table:table-cell table:style-name="ce1" office:value-type="string" calcext:value-type="string">
            <text:p>m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3" office:value-type="float" office:value="20" calcext:value-type="float">
            <text:p>20.0</text:p>
          </table:table-cell>
          <table:table-cell/>
          <table:table-cell table:style-name="ce3"/>
          <table:table-cell table:style-name="ce1" office:value-type="string" calcext:value-type="string">
            <text:p>m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1" office:value-type="float" office:value="19.8" calcext:value-type="float">
            <text:p>19.8</text:p>
          </table:table-cell>
          <table:table-cell/>
          <table:table-cell table:style-name="ce3"/>
          <table:table-cell table:style-name="ce1" office:value-type="string" calcext:value-type="string">
            <text:p>m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9.2" calcext:value-type="float">
            <text:p>9.2</text:p>
          </table:table-cell>
          <table:table-cell table:style-name="ce3" office:value-type="float" office:value="18" calcext:value-type="float">
            <text:p>18.0</text:p>
          </table:table-cell>
          <table:table-cell/>
          <table:table-cell table:style-name="ce3"/>
          <table:table-cell table:style-name="ce1" office:value-type="string" calcext:value-type="string">
            <text:p>m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2" office:value-type="float" office:value="9.2" calcext:value-type="float">
            <text:p>9.2</text:p>
          </table:table-cell>
          <table:table-cell table:style-name="ce1" office:value-type="float" office:value="17.6" calcext:value-type="float">
            <text:p>17.6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2" office:value-type="float" office:value="9.4" calcext:value-type="float">
            <text:p>9.4</text:p>
          </table:table-cell>
          <table:table-cell table:style-name="ce3" office:value-type="float" office:value="17" calcext:value-type="float">
            <text:p>17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2" office:value-type="float" office:value="9.4" calcext:value-type="float">
            <text:p>9.4</text:p>
          </table:table-cell>
          <table:table-cell table:style-name="ce1" office:value-type="float" office:value="17.2" calcext:value-type="float">
            <text:p>17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2" office:value-type="float" office:value="9.6" calcext:value-type="float">
            <text:p>9.6</text:p>
          </table:table-cell>
          <table:table-cell table:style-name="ce1" office:value-type="float" office:value="19.2" calcext:value-type="float">
            <text:p>19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2" office:value-type="float" office:value="9.6" calcext:value-type="float">
            <text:p>9.6</text:p>
          </table:table-cell>
          <table:table-cell table:style-name="ce3" office:value-type="float" office:value="18" calcext:value-type="float">
            <text:p>18.0</text:p>
          </table:table-cell>
          <table:table-cell/>
          <table:table-cell table:style-name="ce3">
            <draw:frame table:end-cell-address="CoAPvsCoAPS.L81" table:end-x="15.93pt" table:end-y="0.71pt" draw:z-index="2" draw:name="Chart 3" draw:style-name="gr1" draw:text-style-name="P1" svg:width="449.97pt" svg:height="278.22pt" svg:x="57pt" svg:y="6.01pt">
              <draw:object draw:notify-on-update-of-ranges="CoAPvsCoAPS.F55:CoAPvsCoAPS.F58 CoAPvsCoAPS.G54:CoAPvsCoAPS.G54 CoAPvsCoAPS.G55:CoAPvsCoAPS.G5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.0</text:p>
          </table:table-cell>
          <table:table-cell table:style-name="ce2" office:value-type="float" office:value="9.8" calcext:value-type="float">
            <text:p>9.8</text:p>
          </table:table-cell>
          <table:table-cell table:style-name="ce3" office:value-type="float" office:value="18" calcext:value-type="float">
            <text:p>18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8" calcext:value-type="float">
            <text:p>9.8</text:p>
          </table:table-cell>
          <table:table-cell table:style-name="ce3" office:value-type="float" office:value="18" calcext:value-type="float">
            <text:p>18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8" calcext:value-type="float">
            <text:p>9.8</text:p>
          </table:table-cell>
          <table:table-cell table:style-name="ce1" office:value-type="float" office:value="19.4" calcext:value-type="float">
            <text:p>19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" calcext:value-type="float">
            <text:p>10.0</text:p>
          </table:table-cell>
          <table:table-cell table:style-name="ce3" office:value-type="float" office:value="18" calcext:value-type="float">
            <text:p>18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" calcext:value-type="float">
            <text:p>10.0</text:p>
          </table:table-cell>
          <table:table-cell table:style-name="ce1" office:value-type="float" office:value="18.2" calcext:value-type="float">
            <text:p>18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" calcext:value-type="float">
            <text:p>10.0</text:p>
          </table:table-cell>
          <table:table-cell table:style-name="ce1" office:value-type="float" office:value="19.6" calcext:value-type="float">
            <text:p>19.6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" calcext:value-type="float">
            <text:p>10.0</text:p>
          </table:table-cell>
          <table:table-cell table:style-name="ce1" office:value-type="float" office:value="18.4" calcext:value-type="float">
            <text:p>18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" calcext:value-type="float">
            <text:p>10.0</text:p>
          </table:table-cell>
          <table:table-cell table:style-name="ce1" office:value-type="float" office:value="19.8" calcext:value-type="float">
            <text:p>19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2" calcext:value-type="float">
            <text:p>10.2</text:p>
          </table:table-cell>
          <table:table-cell table:style-name="ce3" office:value-type="float" office:value="19" calcext:value-type="float">
            <text:p>19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4" calcext:value-type="float">
            <text:p>10.4</text:p>
          </table:table-cell>
          <table:table-cell table:style-name="ce1" office:value-type="float" office:value="19.4" calcext:value-type="float">
            <text:p>19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4" calcext:value-type="float">
            <text:p>10.4</text:p>
          </table:table-cell>
          <table:table-cell table:style-name="ce1" office:value-type="float" office:value="20.2" calcext:value-type="float">
            <text:p>20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0.4" calcext:value-type="float">
            <text:p>10.4</text:p>
          </table:table-cell>
          <table:table-cell table:style-name="ce3" office:value-type="float" office:value="20" calcext:value-type="float">
            <text:p>20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0.4" calcext:value-type="float">
            <text:p>10.4</text:p>
          </table:table-cell>
          <table:table-cell table:style-name="ce3" office:value-type="float" office:value="20" calcext:value-type="float">
            <text:p>20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4" calcext:value-type="float">
            <text:p>10.4</text:p>
          </table:table-cell>
          <table:table-cell table:style-name="ce1" office:value-type="float" office:value="19.4" calcext:value-type="float">
            <text:p>19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4" calcext:value-type="float">
            <text:p>10.4</text:p>
          </table:table-cell>
          <table:table-cell table:style-name="ce3" office:value-type="float" office:value="21" calcext:value-type="float">
            <text:p>21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0.8" calcext:value-type="float">
            <text:p>10.8</text:p>
          </table:table-cell>
          <table:table-cell table:style-name="ce3" office:value-type="float" office:value="26" calcext:value-type="float">
            <text:p>26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1" calcext:value-type="float">
            <text:p>11.0</text:p>
          </table:table-cell>
          <table:table-cell table:style-name="ce1" office:value-type="float" office:value="22.2" calcext:value-type="float">
            <text:p>22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11" calcext:value-type="float">
            <text:p>11.0</text:p>
          </table:table-cell>
          <table:table-cell table:style-name="ce1" office:value-type="float" office:value="20.8" calcext:value-type="float">
            <text:p>20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" calcext:value-type="float">
            <text:p>11.0</text:p>
          </table:table-cell>
          <table:table-cell table:style-name="ce1" office:value-type="float" office:value="22.8" calcext:value-type="float">
            <text:p>22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" calcext:value-type="float">
            <text:p>11.0</text:p>
          </table:table-cell>
          <table:table-cell table:style-name="ce1" office:value-type="float" office:value="24.2" calcext:value-type="float">
            <text:p>24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2" calcext:value-type="float">
            <text:p>11.2</text:p>
          </table:table-cell>
          <table:table-cell table:style-name="ce3" office:value-type="float" office:value="28" calcext:value-type="float">
            <text:p>28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4" calcext:value-type="float">
            <text:p>11.4</text:p>
          </table:table-cell>
          <table:table-cell table:style-name="ce1" office:value-type="float" office:value="22.2" calcext:value-type="float">
            <text:p>22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4" calcext:value-type="float">
            <text:p>11.4</text:p>
          </table:table-cell>
          <table:table-cell table:style-name="ce1" office:value-type="float" office:value="23.8" calcext:value-type="float">
            <text:p>23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1.6" calcext:value-type="float">
            <text:p>11.6</text:p>
          </table:table-cell>
          <table:table-cell table:style-name="ce1" office:value-type="float" office:value="22.6" calcext:value-type="float">
            <text:p>22.6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.0</text:p>
          </table:table-cell>
          <table:table-cell table:style-name="ce2" office:value-type="float" office:value="11.8" calcext:value-type="float">
            <text:p>11.8</text:p>
          </table:table-cell>
          <table:table-cell table:style-name="ce1" office:value-type="float" office:value="23.4" calcext:value-type="float">
            <text:p>23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.8" calcext:value-type="float">
            <text:p>11.8</text:p>
          </table:table-cell>
          <table:table-cell table:style-name="ce1" office:value-type="float" office:value="24.2" calcext:value-type="float">
            <text:p>24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2.4" calcext:value-type="float">
            <text:p>12.4</text:p>
          </table:table-cell>
          <table:table-cell table:style-name="ce1" office:value-type="float" office:value="25.4" calcext:value-type="float">
            <text:p>25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2.4" calcext:value-type="float">
            <text:p>12.4</text:p>
          </table:table-cell>
          <table:table-cell table:style-name="ce1" office:value-type="float" office:value="25.8" calcext:value-type="float">
            <text:p>25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12.6" calcext:value-type="float">
            <text:p>12.6</text:p>
          </table:table-cell>
          <table:table-cell table:style-name="ce3" office:value-type="float" office:value="27" calcext:value-type="float">
            <text:p>27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12.8" calcext:value-type="float">
            <text:p>12.8</text:p>
          </table:table-cell>
          <table:table-cell table:style-name="ce1" office:value-type="float" office:value="29.8" calcext:value-type="float">
            <text:p>29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1" office:value-type="float" office:value="30.8" calcext:value-type="float">
            <text:p>30.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4" calcext:value-type="float">
            <text:p>13.4</text:p>
          </table:table-cell>
          <table:table-cell table:style-name="ce3" office:value-type="float" office:value="33.6" calcext:value-type="float">
            <text:p>33.6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.8" calcext:value-type="float">
            <text:p>13.8</text:p>
          </table:table-cell>
          <table:table-cell table:style-name="ce3" office:value-type="float" office:value="35" calcext:value-type="float">
            <text:p>35.0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4.2" calcext:value-type="float">
            <text:p>14.2</text:p>
          </table:table-cell>
          <table:table-cell table:style-name="ce3" office:value-type="float" office:value="37.6" calcext:value-type="float">
            <text:p>37.6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" calcext:value-type="float">
            <text:p>15.0</text:p>
          </table:table-cell>
          <table:table-cell table:style-name="ce3" office:value-type="float" office:value="49.4" calcext:value-type="float">
            <text:p>49.4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.8" calcext:value-type="float">
            <text:p>15.8</text:p>
          </table:table-cell>
          <table:table-cell table:style-name="ce3" office:value-type="float" office:value="59.2" calcext:value-type="float">
            <text:p>59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6.6" calcext:value-type="float">
            <text:p>16.6</text:p>
          </table:table-cell>
          <table:table-cell table:style-name="ce3" office:value-type="float" office:value="88.2" calcext:value-type="float">
            <text:p>88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19.2" calcext:value-type="float">
            <text:p>19.2</text:p>
          </table:table-cell>
          <table:table-cell table:style-name="ce3" office:value-type="float" office:value="108.2" calcext:value-type="float">
            <text:p>108.2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 table:number-rows-repeated="22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5"/>
        </table:table-row>
        <table:table-row table:style-name="ro1" table:number-rows-repeated="17">
          <table:table-cell table:number-columns-repeated="8"/>
          <table:table-cell table:style-name="ce3"/>
          <table:table-cell table:number-columns-repeated="1015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AP" table:style-name="ta2"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1" office:value-type="string" calcext:value-type="string">
            <text:p>Média das Amostras</text:p>
          </table:table-cell>
          <table:table-cell table:style-name="ce9" table:number-columns-repeated="6"/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:.E2])" office:value-type="float" office:value="4.6" calcext:value-type="float">
            <text:p>4.6</text:p>
          </table:table-cell>
          <table:table-cell table:style-name="ce10" office:value-type="string" calcext:value-type="string">
            <text:p>MQTT_TCP_QoS 0</text:p>
          </table:table-cell>
          <table:table-cell table:style-name="ce11" office:value-type="string" calcext:value-type="string">
            <text:p>Amostra 1</text:p>
          </table:table-cell>
          <table:table-cell table:style-name="ce11" office:value-type="string" calcext:value-type="string">
            <text:p>Amostra 2</text:p>
          </table:table-cell>
          <table:table-cell table:style-name="ce11" office:value-type="string" calcext:value-type="string">
            <text:p>Amostra 3</text:p>
          </table:table-cell>
          <table:table-cell table:style-name="ce11" office:value-type="string" calcext:value-type="string">
            <text:p>Amostra 4</text:p>
          </table:table-cell>
          <table:table-cell table:style-name="ce11" office:value-type="string" calcext:value-type="string">
            <text:p>Amostra 5</text:p>
          </table:table-cell>
          <table:table-cell table:style-name="ce1" office:value-type="string" calcext:value-type="string">
            <text:p>Média Geral</text:p>
          </table:table-cell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:.E3])" office:value-type="float" office:value="5.2" calcext:value-type="float">
            <text:p>5.2</text:p>
          </table:table-cell>
          <table:table-cell table:style-name="ce11" office:value-type="string" calcext:value-type="string">
            <text:p>Média</text:p>
          </table:table-cell>
          <table:table-cell table:style-name="ce13" table:formula="of:=AVERAGE([.A2:.A101])" office:value-type="float" office:value="6.65" calcext:value-type="float">
            <text:p>6.65</text:p>
          </table:table-cell>
          <table:table-cell table:style-name="ce13" table:formula="of:=AVERAGE([.B2:.B101])" office:value-type="float" office:value="7.65" calcext:value-type="float">
            <text:p>7.65</text:p>
          </table:table-cell>
          <table:table-cell table:style-name="ce13" table:formula="of:=AVERAGE([.C2:.C101])" office:value-type="float" office:value="7.45" calcext:value-type="float">
            <text:p>7.45</text:p>
          </table:table-cell>
          <table:table-cell table:style-name="ce13" table:formula="of:=AVERAGE([.D2:.D101])" office:value-type="float" office:value="7.79" calcext:value-type="float">
            <text:p>7.79</text:p>
          </table:table-cell>
          <table:table-cell table:style-name="ce13" table:formula="of:=AVERAGE([.E2:.E101])" office:value-type="float" office:value="7.48" calcext:value-type="float">
            <text:p>7.48</text:p>
          </table:table-cell>
          <table:table-cell table:style-name="ce19" table:formula="of:=AVERAGE([.H3:.L3])" office:value-type="float" office:value="7.404" calcext:value-type="float">
            <text:p>7.40</text:p>
          </table:table-cell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4:.E4])" office:value-type="float" office:value="5.2" calcext:value-type="float">
            <text:p>5.2</text:p>
          </table:table-cell>
          <table:table-cell table:style-name="ce11" office:value-type="string" calcext:value-type="string">
            <text:p>Mediana</text:p>
          </table:table-cell>
          <table:table-cell table:style-name="ce14" table:formula="of:=MEDIAN([.A2:.A101])" office:value-type="float" office:value="6" calcext:value-type="float">
            <text:p>6</text:p>
          </table:table-cell>
          <table:table-cell table:style-name="ce14" table:formula="of:=MEDIAN([.B2:.B101])" office:value-type="float" office:value="7" calcext:value-type="float">
            <text:p>7</text:p>
          </table:table-cell>
          <table:table-cell table:style-name="ce14" table:formula="of:=MEDIAN([.C2:.C101])" office:value-type="float" office:value="7" calcext:value-type="float">
            <text:p>7</text:p>
          </table:table-cell>
          <table:table-cell table:style-name="ce14" table:formula="of:=MEDIAN([.D2:.D101])" office:value-type="float" office:value="7" calcext:value-type="float">
            <text:p>7</text:p>
          </table:table-cell>
          <table:table-cell table:style-name="ce14" table:formula="of:=MEDIAN([.E2:.E101])" office:value-type="float" office:value="7" calcext:value-type="float">
            <text:p>7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5:.E5])" office:value-type="float" office:value="5.4" calcext:value-type="float">
            <text:p>5.4</text:p>
          </table:table-cell>
          <table:table-cell table:style-name="ce11" office:value-type="string" calcext:value-type="string">
            <text:p>Moda</text:p>
          </table:table-cell>
          <table:table-cell table:style-name="ce15" table:formula="of:=MODE([.A2:.A101])" office:value-type="float" office:value="6" calcext:value-type="float">
            <text:p>6</text:p>
          </table:table-cell>
          <table:table-cell table:style-name="ce15" table:formula="of:=MODE([.B2:.B101])" office:value-type="float" office:value="7" calcext:value-type="float">
            <text:p>7</text:p>
          </table:table-cell>
          <table:table-cell table:style-name="ce15" table:formula="of:=MODE([.C2:.C101])" office:value-type="float" office:value="6" calcext:value-type="float">
            <text:p>6</text:p>
          </table:table-cell>
          <table:table-cell table:style-name="ce15" table:formula="of:=MODE([.D2:.D101])" office:value-type="float" office:value="7" calcext:value-type="float">
            <text:p>7</text:p>
          </table:table-cell>
          <table:table-cell table:style-name="ce15" table:formula="of:=MODE([.E2:.E101])" office:value-type="float" office:value="6" calcext:value-type="float">
            <text:p>6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6:.E6])" office:value-type="float" office:value="5.4" calcext:value-type="float">
            <text:p>5.4</text:p>
          </table:table-cell>
          <table:table-cell table:style-name="ce11" office:value-type="string" calcext:value-type="string">
            <text:p>Variação</text:p>
          </table:table-cell>
          <table:table-cell table:style-name="ce16" table:formula="of:=VAR([.A2:.A101])" office:value-type="float" office:value="1.90656565656566" calcext:value-type="float">
            <text:p>1.91</text:p>
          </table:table-cell>
          <table:table-cell table:style-name="ce16" table:formula="of:=VAR([.B2:.B101])" office:value-type="float" office:value="4.08838383838384" calcext:value-type="float">
            <text:p>4.09</text:p>
          </table:table-cell>
          <table:table-cell table:style-name="ce16" table:formula="of:=VAR([.C2:.C101])" office:value-type="float" office:value="3.76515151515152" calcext:value-type="float">
            <text:p>3.77</text:p>
          </table:table-cell>
          <table:table-cell table:style-name="ce16" table:formula="of:=VAR([.D2:.D101])" office:value-type="float" office:value="4.2079797979798" calcext:value-type="float">
            <text:p>4.21</text:p>
          </table:table-cell>
          <table:table-cell table:style-name="ce16" table:formula="of:=VAR([.E2:.E101])" office:value-type="float" office:value="5.16121212121212" calcext:value-type="float">
            <text:p>5.16</text:p>
          </table:table-cell>
          <table:table-cell table:style-name="ce9" office:value-type="string" calcext:value-type="string">
            <text:p>Desvio padrão em procentagem</text:p>
          </table:table-cell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7:.E7])" office:value-type="float" office:value="6" calcext:value-type="float">
            <text:p>6.0</text:p>
          </table:table-cell>
          <table:table-cell table:style-name="ce11" office:value-type="string" calcext:value-type="string">
            <text:p>Desvio padrão</text:p>
          </table:table-cell>
          <table:table-cell table:style-name="ce16" table:formula="of:=STDEV([.A2:.A101])" office:value-type="float" office:value="1.38078443522719" calcext:value-type="float">
            <text:p>1.38</text:p>
          </table:table-cell>
          <table:table-cell table:style-name="ce16" table:formula="of:=STDEV([.B2:.B101])" office:value-type="float" office:value="2.02197523189179" calcext:value-type="float">
            <text:p>2.02</text:p>
          </table:table-cell>
          <table:table-cell table:style-name="ce16" table:formula="of:=STDEV([.C2:.C101])" office:value-type="float" office:value="1.94039983383619" calcext:value-type="float">
            <text:p>1.94</text:p>
          </table:table-cell>
          <table:table-cell table:style-name="ce16" table:formula="of:=STDEV([.D2:.D101])" office:value-type="float" office:value="2.05133610068652" calcext:value-type="float">
            <text:p>2.05</text:p>
          </table:table-cell>
          <table:table-cell table:style-name="ce16" table:formula="of:=STDEV([.E2:.E101])" office:value-type="float" office:value="2.27183012595839" calcext:value-type="float">
            <text:p>2.27</text:p>
          </table:table-cell>
          <table:table-cell table:style-name="ce9" office:value-type="string" calcext:value-type="string">
            <text:p>Ditância em relação à média</text:p>
          </table:table-cell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8:.E8])" office:value-type="float" office:value="6" calcext:value-type="float">
            <text:p>6.0</text:p>
          </table:table-cell>
          <table:table-cell table:style-name="ce12" office:value-type="string" calcext:value-type="string">
            <text:p>Min</text:p>
          </table:table-cell>
          <table:table-cell table:style-name="ce17" table:formula="of:=[.A2]" office:value-type="float" office:value="4" calcext:value-type="float">
            <text:p>4</text:p>
          </table:table-cell>
          <table:table-cell table:style-name="ce17" table:formula="of:=[.B2]" office:value-type="float" office:value="4" calcext:value-type="float">
            <text:p>4</text:p>
          </table:table-cell>
          <table:table-cell table:style-name="ce17" table:formula="of:=[.C2]" office:value-type="float" office:value="4" calcext:value-type="float">
            <text:p>4</text:p>
          </table:table-cell>
          <table:table-cell table:style-name="ce17" table:formula="of:=[.D2]" office:value-type="float" office:value="5" calcext:value-type="float">
            <text:p>5</text:p>
          </table:table-cell>
          <table:table-cell table:style-name="ce17" table:formula="of:=[.E2]" office:value-type="float" office:value="6" calcext:value-type="float">
            <text:p>6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9:.E9])" office:value-type="float" office:value="6" calcext:value-type="float">
            <text:p>6.0</text:p>
          </table:table-cell>
          <table:table-cell table:style-name="ce12" office:value-type="string" calcext:value-type="string">
            <text:p>Max</text:p>
          </table:table-cell>
          <table:table-cell table:style-name="ce17" table:formula="of:=[.A101]" office:value-type="float" office:value="14" calcext:value-type="float">
            <text:p>14</text:p>
          </table:table-cell>
          <table:table-cell table:style-name="ce17" table:formula="of:=[.B101]" office:value-type="float" office:value="18" calcext:value-type="float">
            <text:p>18</text:p>
          </table:table-cell>
          <table:table-cell table:style-name="ce17" table:formula="of:=[.C101]" office:value-type="float" office:value="15" calcext:value-type="float">
            <text:p>15</text:p>
          </table:table-cell>
          <table:table-cell table:style-name="ce17" table:formula="of:=[.D101]" office:value-type="float" office:value="17" calcext:value-type="float">
            <text:p>17</text:p>
          </table:table-cell>
          <table:table-cell table:style-name="ce17" table:formula="of:=[.E101]" office:value-type="float" office:value="21" calcext:value-type="float">
            <text:p>21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0:.E10])" office:value-type="float" office:value="6" calcext:value-type="float">
            <text:p>6.0</text:p>
          </table:table-cell>
          <table:table-cell table:style-name="ce12" office:value-type="string" calcext:value-type="string">
            <text:p>Quartil 1</text:p>
          </table:table-cell>
          <table:table-cell table:style-name="ce18" table:formula="of:=QUARTILE([.A2:.A101];1)" office:value-type="float" office:value="6" calcext:value-type="float">
            <text:p>6</text:p>
          </table:table-cell>
          <table:table-cell table:style-name="ce18" table:formula="of:=QUARTILE([.B2:.B101];1)" office:value-type="float" office:value="6" calcext:value-type="float">
            <text:p>6</text:p>
          </table:table-cell>
          <table:table-cell table:style-name="ce18" table:formula="of:=QUARTILE([.C2:.C101];1)" office:value-type="float" office:value="6" calcext:value-type="float">
            <text:p>6</text:p>
          </table:table-cell>
          <table:table-cell table:style-name="ce18" table:formula="of:=QUARTILE([.D2:.D101];1)" office:value-type="float" office:value="6.75" calcext:value-type="float">
            <text:p>6.75</text:p>
          </table:table-cell>
          <table:table-cell table:style-name="ce18" table:formula="of:=QUARTILE([.E2:.E101];1)" office:value-type="float" office:value="6" calcext:value-type="float">
            <text:p>6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1:.E11])" office:value-type="float" office:value="6" calcext:value-type="float">
            <text:p>6.0</text:p>
          </table:table-cell>
          <table:table-cell table:style-name="ce12" office:value-type="string" calcext:value-type="string">
            <text:p>Quartil 2</text:p>
          </table:table-cell>
          <table:table-cell table:style-name="ce18" table:formula="of:=QUARTILE([.A2:.A101];2)" office:value-type="float" office:value="6" calcext:value-type="float">
            <text:p>6</text:p>
          </table:table-cell>
          <table:table-cell table:style-name="ce18" table:formula="of:=QUARTILE([.B2:.B101];2)" office:value-type="float" office:value="7" calcext:value-type="float">
            <text:p>7</text:p>
          </table:table-cell>
          <table:table-cell table:style-name="ce18" table:formula="of:=QUARTILE([.C2:.C101];2)" office:value-type="float" office:value="7" calcext:value-type="float">
            <text:p>7</text:p>
          </table:table-cell>
          <table:table-cell table:style-name="ce18" table:formula="of:=QUARTILE([.D2:.D101];2)" office:value-type="float" office:value="7" calcext:value-type="float">
            <text:p>7</text:p>
          </table:table-cell>
          <table:table-cell table:style-name="ce18" table:formula="of:=QUARTILE([.E2:.E101];2)" office:value-type="float" office:value="7" calcext:value-type="float">
            <text:p>7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2:.E12])" office:value-type="float" office:value="6" calcext:value-type="float">
            <text:p>6.0</text:p>
          </table:table-cell>
          <table:table-cell table:style-name="ce12" office:value-type="string" calcext:value-type="string">
            <text:p>Quartil 3</text:p>
          </table:table-cell>
          <table:table-cell table:style-name="ce18" table:formula="of:=QUARTILE([.A2:.A101];3)" office:value-type="float" office:value="7" calcext:value-type="float">
            <text:p>7</text:p>
          </table:table-cell>
          <table:table-cell table:style-name="ce18" table:formula="of:=QUARTILE([.B2:.B101];3)" office:value-type="float" office:value="9" calcext:value-type="float">
            <text:p>9</text:p>
          </table:table-cell>
          <table:table-cell table:style-name="ce18" table:formula="of:=QUARTILE([.C2:.C101];3)" office:value-type="float" office:value="8.25" calcext:value-type="float">
            <text:p>8.25</text:p>
          </table:table-cell>
          <table:table-cell table:style-name="ce18" table:formula="of:=QUARTILE([.D2:.D101];3)" office:value-type="float" office:value="9" calcext:value-type="float">
            <text:p>9</text:p>
          </table:table-cell>
          <table:table-cell table:style-name="ce18" table:formula="of:=QUARTILE([.E2:.E101];3)" office:value-type="float" office:value="8" calcext:value-type="float">
            <text:p>8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3:.E13])" office:value-type="float" office:value="6" calcext:value-type="float">
            <text:p>6.0</text:p>
          </table:table-cell>
          <table:table-cell table:style-name="ce12" office:value-type="string" calcext:value-type="string">
            <text:p>Distância Inter-Quartil</text:p>
          </table:table-cell>
          <table:table-cell table:style-name="ce18" table:formula="of:=[.H12]-[.H10]" office:value-type="float" office:value="1" calcext:value-type="float">
            <text:p>1</text:p>
          </table:table-cell>
          <table:table-cell table:style-name="ce18" table:formula="of:=[.I12]-[.I10]" office:value-type="float" office:value="3" calcext:value-type="float">
            <text:p>3</text:p>
          </table:table-cell>
          <table:table-cell table:style-name="ce18" table:formula="of:=[.J12]-[.J10]" office:value-type="float" office:value="2.25" calcext:value-type="float">
            <text:p>2.25</text:p>
          </table:table-cell>
          <table:table-cell table:style-name="ce18" table:formula="of:=[.K12]-[.K10]" office:value-type="float" office:value="2.25" calcext:value-type="float">
            <text:p>2.25</text:p>
          </table:table-cell>
          <table:table-cell table:style-name="ce18" table:formula="of:=[.L12]-[.L10]" office:value-type="float" office:value="2" calcext:value-type="float">
            <text:p>2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4:.E14])" office:value-type="float" office:value="6" calcext:value-type="float">
            <text:p>6.0</text:p>
          </table:table-cell>
          <table:table-cell table:style-name="ce12" office:value-type="string" calcext:value-type="string">
            <text:p>Distância Semi-Quartil</text:p>
          </table:table-cell>
          <table:table-cell table:style-name="ce18" table:formula="of:=[.H13]/2" office:value-type="float" office:value="0.5" calcext:value-type="float">
            <text:p>0.5</text:p>
          </table:table-cell>
          <table:table-cell table:style-name="ce18" table:formula="of:=[.I13]/2" office:value-type="float" office:value="1.5" calcext:value-type="float">
            <text:p>1.5</text:p>
          </table:table-cell>
          <table:table-cell table:style-name="ce18" table:formula="of:=[.J13]/2" office:value-type="float" office:value="1.125" calcext:value-type="float">
            <text:p>1.125</text:p>
          </table:table-cell>
          <table:table-cell table:style-name="ce18" table:formula="of:=[.K13]/2" office:value-type="float" office:value="1.125" calcext:value-type="float">
            <text:p>1.125</text:p>
          </table:table-cell>
          <table:table-cell table:style-name="ce18" table:formula="of:=[.L13]/2" office:value-type="float" office:value="1" calcext:value-type="float">
            <text:p>1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5:.E15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6:.E16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7:.E17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8:.E18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19:.E19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0:.E20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1:.E21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2:.E22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3:.E23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4:.E24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5:.E25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6:.E26])" office:value-type="float" office:value="6" calcext:value-type="float">
            <text:p>6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7:.E27])" office:value-type="float" office:value="6.2" calcext:value-type="float">
            <text:p>6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8:.E28])" office:value-type="float" office:value="6.2" calcext:value-type="float">
            <text:p>6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29:.E29])" office:value-type="float" office:value="6.2" calcext:value-type="float">
            <text:p>6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0:.E30])" office:value-type="float" office:value="6.2" calcext:value-type="float">
            <text:p>6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1:.E31])" office:value-type="float" office:value="6.2" calcext:value-type="float">
            <text:p>6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number-columns-repeated="2" table:style-name="ce7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2:.E32])" office:value-type="float" office:value="6.2" calcext:value-type="float">
            <text:p>6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3:.E33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4:.E34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5:.E35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6:.E36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7:.E37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8:.E38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39:.E39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40:.E40])" office:value-type="float" office:value="6.4" calcext:value-type="float">
            <text:p>6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41:.E41])" office:value-type="float" office:value="6.6" calcext:value-type="float">
            <text:p>6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42:.E42])" office:value-type="float" office:value="6.6" calcext:value-type="float">
            <text:p>6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43:.E43])" office:value-type="float" office:value="6.6" calcext:value-type="float">
            <text:p>6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" table:formula="of:=AVERAGE([.A44:.E44])" office:value-type="float" office:value="6.6" calcext:value-type="float">
            <text:p>6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45:.E45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46:.E46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47:.E47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48:.E48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49:.E49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0:.E50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1:.E51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2:.E52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3:.E53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4:.E54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5:.E55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6:.E56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7:.E57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8:.E58])" office:value-type="float" office:value="6.8" calcext:value-type="float">
            <text:p>6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59:.E59])" office:value-type="float" office:value="7" calcext:value-type="float">
            <text:p>7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0:.E60])" office:value-type="float" office:value="7" calcext:value-type="float">
            <text:p>7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1:.E61])" office:value-type="float" office:value="7" calcext:value-type="float">
            <text:p>7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2:.E62])" office:value-type="float" office:value="7" calcext:value-type="float">
            <text:p>7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3:.E63])" office:value-type="float" office:value="7" calcext:value-type="float">
            <text:p>7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4:.E64])" office:value-type="float" office:value="7" calcext:value-type="float">
            <text:p>7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5:.E65])" office:value-type="float" office:value="7.4" calcext:value-type="float">
            <text:p>7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6:.E66])" office:value-type="float" office:value="7.4" calcext:value-type="float">
            <text:p>7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7:.E67])" office:value-type="float" office:value="7.6" calcext:value-type="float">
            <text:p>7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8:.E68])" office:value-type="float" office:value="7.6" calcext:value-type="float">
            <text:p>7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69:.E69])" office:value-type="float" office:value="7.6" calcext:value-type="float">
            <text:p>7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AVERAGE([.A70:.E70])" office:value-type="float" office:value="7.6" calcext:value-type="float">
            <text:p>7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1:.E71])" office:value-type="float" office:value="7.8" calcext:value-type="float">
            <text:p>7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2:.E72])" office:value-type="float" office:value="7.8" calcext:value-type="float">
            <text:p>7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3:.E73])" office:value-type="float" office:value="7.8" calcext:value-type="float">
            <text:p>7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4:.E74])" office:value-type="float" office:value="7.8" calcext:value-type="float">
            <text:p>7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5:.E75])" office:value-type="float" office:value="8.2" calcext:value-type="float">
            <text:p>8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6:.E76])" office:value-type="float" office:value="8.2" calcext:value-type="float">
            <text:p>8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7:.E77])" office:value-type="float" office:value="8.4" calcext:value-type="float">
            <text:p>8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8:.E78])" office:value-type="float" office:value="8.4" calcext:value-type="float">
            <text:p>8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9:.E79])" office:value-type="float" office:value="8.4" calcext:value-type="float">
            <text:p>8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80:.E80])" office:value-type="float" office:value="8.4" calcext:value-type="float">
            <text:p>8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1:.E81])" office:value-type="float" office:value="8.6" calcext:value-type="float">
            <text:p>8.6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2:.E82])" office:value-type="float" office:value="8.8" calcext:value-type="float">
            <text:p>8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3:.E83])" office:value-type="float" office:value="8.8" calcext:value-type="float">
            <text:p>8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4:.E84])" office:value-type="float" office:value="8.8" calcext:value-type="float">
            <text:p>8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5:.E85])" office:value-type="float" office:value="8.8" calcext:value-type="float">
            <text:p>8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6:.E86])" office:value-type="float" office:value="8.8" calcext:value-type="float">
            <text:p>8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7:.E87])" office:value-type="float" office:value="8.8" calcext:value-type="float">
            <text:p>8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8:.E88])" office:value-type="float" office:value="9" calcext:value-type="float">
            <text:p>9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89:.E89])" office:value-type="float" office:value="9.2" calcext:value-type="float">
            <text:p>9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90:.E90])" office:value-type="float" office:value="9.4" calcext:value-type="float">
            <text:p>9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91:.E91])" office:value-type="float" office:value="9.8" calcext:value-type="float">
            <text:p>9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92:.E92])" office:value-type="float" office:value="10" calcext:value-type="float">
            <text:p>10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93:.E93])" office:value-type="float" office:value="10" calcext:value-type="float">
            <text:p>10.0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94:.E94])" office:value-type="float" office:value="10.2" calcext:value-type="float">
            <text:p>10.2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95:.E95])" office:value-type="float" office:value="10.4" calcext:value-type="float">
            <text:p>10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6:.E96])" office:value-type="float" office:value="10.8" calcext:value-type="float">
            <text:p>10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7:.E97])" office:value-type="float" office:value="11.4" calcext:value-type="float">
            <text:p>11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2" table:formula="of:=AVERAGE([.A98:.E98])" office:value-type="float" office:value="11.8" calcext:value-type="float">
            <text:p>11.8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2" table:formula="of:=AVERAGE([.A99:.E99])" office:value-type="float" office:value="12.4" calcext:value-type="float">
            <text:p>12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2" table:formula="of:=AVERAGE([.A100:.E100])" office:value-type="float" office:value="13.4" calcext:value-type="float">
            <text:p>13.4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2" table:formula="of:=AVERAGE([.A101:.E101])" office:value-type="float" office:value="17" calcext:value-type="float">
            <text:p>17.0</text:p>
          </table:table-cell>
          <table:table-cell table:style-name="ce1" table:number-columns-repeated="7"/>
          <table:table-cell table:number-columns-repeated="101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AP_DTLS" table:style-name="ta3">
        <table:table-column table:style-name="co4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1" office:value-type="string" calcext:value-type="string">
            <text:p>Média das Amostras</text:p>
          </table:table-cell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:.E2])" office:value-type="float" office:value="7.2" calcext:value-type="float">
            <text:p>7.2</text:p>
          </table:table-cell>
          <table:table-cell table:style-name="ce10" office:value-type="string" calcext:value-type="string">
            <text:p>MQTT_TCP_QoS 0</text:p>
          </table:table-cell>
          <table:table-cell table:style-name="ce11" office:value-type="string" calcext:value-type="string">
            <text:p>Amostra 1</text:p>
          </table:table-cell>
          <table:table-cell table:style-name="ce11" office:value-type="string" calcext:value-type="string">
            <text:p>Amostra 2</text:p>
          </table:table-cell>
          <table:table-cell table:style-name="ce11" office:value-type="string" calcext:value-type="string">
            <text:p>Amostra 3</text:p>
          </table:table-cell>
          <table:table-cell table:style-name="ce11" office:value-type="string" calcext:value-type="string">
            <text:p>Amostra 4</text:p>
          </table:table-cell>
          <table:table-cell table:style-name="ce11" office:value-type="string" calcext:value-type="string">
            <text:p>Amostra 5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:.E3])" office:value-type="float" office:value="7.8" calcext:value-type="float">
            <text:p>7.8</text:p>
          </table:table-cell>
          <table:table-cell table:style-name="ce11" office:value-type="string" calcext:value-type="string">
            <text:p>Média</text:p>
          </table:table-cell>
          <table:table-cell table:style-name="ce13" table:formula="of:=AVERAGE([.A2:.A101])" office:value-type="float" office:value="10.13" calcext:value-type="float">
            <text:p>10.13</text:p>
          </table:table-cell>
          <table:table-cell table:style-name="ce13" table:formula="of:=AVERAGE([.B2:.B101])" office:value-type="float" office:value="9.52" calcext:value-type="float">
            <text:p>9.52</text:p>
          </table:table-cell>
          <table:table-cell table:style-name="ce13" table:formula="of:=AVERAGE([.C2:.C101])" office:value-type="float" office:value="10.1" calcext:value-type="float">
            <text:p>10.10</text:p>
          </table:table-cell>
          <table:table-cell table:style-name="ce13" table:formula="of:=AVERAGE([.D2:.D101])" office:value-type="float" office:value="9.58" calcext:value-type="float">
            <text:p>9.58</text:p>
          </table:table-cell>
          <table:table-cell table:style-name="ce13" table:formula="of:=AVERAGE([.E2:.E101])" office:value-type="float" office:value="9.48" calcext:value-type="float">
            <text:p>9.48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4:.E4])" office:value-type="float" office:value="7.8" calcext:value-type="float">
            <text:p>7.8</text:p>
          </table:table-cell>
          <table:table-cell table:style-name="ce11" office:value-type="string" calcext:value-type="string">
            <text:p>Mediana</text:p>
          </table:table-cell>
          <table:table-cell table:style-name="ce14" table:formula="of:=MEDIAN([.A2:.A101])" office:value-type="float" office:value="9" calcext:value-type="float">
            <text:p>9</text:p>
          </table:table-cell>
          <table:table-cell table:style-name="ce14" table:formula="of:=MEDIAN([.B2:.B101])" office:value-type="float" office:value="9" calcext:value-type="float">
            <text:p>9</text:p>
          </table:table-cell>
          <table:table-cell table:style-name="ce14" table:formula="of:=MEDIAN([.C2:.C101])" office:value-type="float" office:value="9" calcext:value-type="float">
            <text:p>9</text:p>
          </table:table-cell>
          <table:table-cell table:style-name="ce14" table:formula="of:=MEDIAN([.D2:.D101])" office:value-type="float" office:value="9" calcext:value-type="float">
            <text:p>9</text:p>
          </table:table-cell>
          <table:table-cell table:style-name="ce14" table:formula="of:=MEDIAN([.E2:.E101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5:.E5])" office:value-type="float" office:value="8" calcext:value-type="float">
            <text:p>8.0</text:p>
          </table:table-cell>
          <table:table-cell table:style-name="ce11" office:value-type="string" calcext:value-type="string">
            <text:p>Moda</text:p>
          </table:table-cell>
          <table:table-cell table:style-name="ce15" table:formula="of:=MODE([.A2:.A101])" office:value-type="float" office:value="9" calcext:value-type="float">
            <text:p>9</text:p>
          </table:table-cell>
          <table:table-cell table:style-name="ce15" table:formula="of:=MODE([.B2:.B101])" office:value-type="float" office:value="8" calcext:value-type="float">
            <text:p>8</text:p>
          </table:table-cell>
          <table:table-cell table:style-name="ce15" table:formula="of:=MODE([.C2:.C101])" office:value-type="float" office:value="9" calcext:value-type="float">
            <text:p>9</text:p>
          </table:table-cell>
          <table:table-cell table:style-name="ce15" table:formula="of:=MODE([.D2:.D101])" office:value-type="float" office:value="8" calcext:value-type="float">
            <text:p>8</text:p>
          </table:table-cell>
          <table:table-cell table:style-name="ce15" table:formula="of:=MODE([.E2:.E101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6:.E6])" office:value-type="float" office:value="8" calcext:value-type="float">
            <text:p>8.0</text:p>
          </table:table-cell>
          <table:table-cell table:style-name="ce11" office:value-type="string" calcext:value-type="string">
            <text:p>Variação</text:p>
          </table:table-cell>
          <table:table-cell table:style-name="ce16" table:formula="of:=VAR([.A2:.A101])" office:value-type="float" office:value="7.77080808080808" calcext:value-type="float">
            <text:p>7.77</text:p>
          </table:table-cell>
          <table:table-cell table:style-name="ce16" table:formula="of:=VAR([.B2:.B101])" office:value-type="float" office:value="3.48444444444444" calcext:value-type="float">
            <text:p>3.48</text:p>
          </table:table-cell>
          <table:table-cell table:style-name="ce16" table:formula="of:=VAR([.C2:.C101])" office:value-type="float" office:value="6.95959595959596" calcext:value-type="float">
            <text:p>6.96</text:p>
          </table:table-cell>
          <table:table-cell table:style-name="ce16" table:formula="of:=VAR([.D2:.D101])" office:value-type="float" office:value="3.21575757575758" calcext:value-type="float">
            <text:p>3.22</text:p>
          </table:table-cell>
          <table:table-cell table:style-name="ce16" table:formula="of:=VAR([.E2:.E101])" office:value-type="float" office:value="2.71676767676768" calcext:value-type="float">
            <text:p>2.72</text:p>
          </table:table-cell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7:.E7])" office:value-type="float" office:value="8" calcext:value-type="float">
            <text:p>8.0</text:p>
          </table:table-cell>
          <table:table-cell table:style-name="ce11" office:value-type="string" calcext:value-type="string">
            <text:p>Desvio padrão</text:p>
          </table:table-cell>
          <table:table-cell table:style-name="ce16" table:formula="of:=STDEV([.A2:.A101])" office:value-type="float" office:value="2.78761691787234" calcext:value-type="float">
            <text:p>2.79</text:p>
          </table:table-cell>
          <table:table-cell table:style-name="ce16" table:formula="of:=STDEV([.B2:.B101])" office:value-type="float" office:value="1.86666666666667" calcext:value-type="float">
            <text:p>1.87</text:p>
          </table:table-cell>
          <table:table-cell table:style-name="ce16" table:formula="of:=STDEV([.C2:.C101])" office:value-type="float" office:value="2.63810461498326" calcext:value-type="float">
            <text:p>2.64</text:p>
          </table:table-cell>
          <table:table-cell table:style-name="ce16" table:formula="of:=STDEV([.D2:.D101])" office:value-type="float" office:value="1.79325334957378" calcext:value-type="float">
            <text:p>1.79</text:p>
          </table:table-cell>
          <table:table-cell table:style-name="ce16" table:formula="of:=STDEV([.E2:.E101])" office:value-type="float" office:value="1.64826201702511" calcext:value-type="float">
            <text:p>1.65</text:p>
          </table:table-cell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8:.E8])" office:value-type="float" office:value="8" calcext:value-type="float">
            <text:p>8.0</text:p>
          </table:table-cell>
          <table:table-cell table:style-name="ce12" office:value-type="string" calcext:value-type="string">
            <text:p>Min</text:p>
          </table:table-cell>
          <table:table-cell table:style-name="ce17" table:formula="of:=[.A2]" office:value-type="float" office:value="7" calcext:value-type="float">
            <text:p>7</text:p>
          </table:table-cell>
          <table:table-cell table:style-name="ce17" table:formula="of:=[.B2]" office:value-type="float" office:value="6" calcext:value-type="float">
            <text:p>6</text:p>
          </table:table-cell>
          <table:table-cell table:style-name="ce17" table:formula="of:=[.C2]" office:value-type="float" office:value="8" calcext:value-type="float">
            <text:p>8</text:p>
          </table:table-cell>
          <table:table-cell table:style-name="ce17" table:formula="of:=[.D2]" office:value-type="float" office:value="7" calcext:value-type="float">
            <text:p>7</text:p>
          </table:table-cell>
          <table:table-cell table:style-name="ce17" table:formula="of:=[.E2]" office:value-type="float" office:value="8" calcext:value-type="float">
            <text:p>8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9:.E9])" office:value-type="float" office:value="8" calcext:value-type="float">
            <text:p>8.0</text:p>
          </table:table-cell>
          <table:table-cell table:style-name="ce12" office:value-type="string" calcext:value-type="string">
            <text:p>Max</text:p>
          </table:table-cell>
          <table:table-cell table:style-name="ce17" table:formula="of:=[.A101]" office:value-type="float" office:value="21" calcext:value-type="float">
            <text:p>21</text:p>
          </table:table-cell>
          <table:table-cell table:style-name="ce17" table:formula="of:=[.B101]" office:value-type="float" office:value="17" calcext:value-type="float">
            <text:p>17</text:p>
          </table:table-cell>
          <table:table-cell table:style-name="ce17" table:formula="of:=[.C101]" office:value-type="float" office:value="27" calcext:value-type="float">
            <text:p>27</text:p>
          </table:table-cell>
          <table:table-cell table:style-name="ce17" table:formula="of:=[.D101]" office:value-type="float" office:value="15" calcext:value-type="float">
            <text:p>15</text:p>
          </table:table-cell>
          <table:table-cell table:style-name="ce17" table:formula="of:=[.E101]" office:value-type="float" office:value="16" calcext:value-type="float">
            <text:p>16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0:.E10])" office:value-type="float" office:value="8" calcext:value-type="float">
            <text:p>8.0</text:p>
          </table:table-cell>
          <table:table-cell table:style-name="ce12" office:value-type="string" calcext:value-type="string">
            <text:p>Quartil 1</text:p>
          </table:table-cell>
          <table:table-cell table:style-name="ce15" table:formula="of:=QUARTILE([.A2:.A101];1)" office:value-type="float" office:value="8" calcext:value-type="float">
            <text:p>8</text:p>
          </table:table-cell>
          <table:table-cell table:style-name="ce15" table:formula="of:=QUARTILE([.B2:.B101];1)" office:value-type="float" office:value="8" calcext:value-type="float">
            <text:p>8</text:p>
          </table:table-cell>
          <table:table-cell table:style-name="ce20" table:formula="of:=QUARTILE([.C2:.C101];1)" office:value-type="float" office:value="9" calcext:value-type="float">
            <text:p>9.0</text:p>
          </table:table-cell>
          <table:table-cell table:style-name="ce15" table:formula="of:=QUARTILE([.D2:.D101];1)" office:value-type="float" office:value="8" calcext:value-type="float">
            <text:p>8</text:p>
          </table:table-cell>
          <table:table-cell table:style-name="ce15" table:formula="of:=QUARTILE([.E2:.E101];1)" office:value-type="float" office:value="8" calcext:value-type="float">
            <text:p>8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1:.E11])" office:value-type="float" office:value="8" calcext:value-type="float">
            <text:p>8.0</text:p>
          </table:table-cell>
          <table:table-cell table:style-name="ce12" office:value-type="string" calcext:value-type="string">
            <text:p>Quartil 2</text:p>
          </table:table-cell>
          <table:table-cell table:style-name="ce15" table:formula="of:=QUARTILE([.A2:.A101];2)" office:value-type="float" office:value="9" calcext:value-type="float">
            <text:p>9</text:p>
          </table:table-cell>
          <table:table-cell table:style-name="ce15" table:formula="of:=QUARTILE([.B2:.B101];2)" office:value-type="float" office:value="9" calcext:value-type="float">
            <text:p>9</text:p>
          </table:table-cell>
          <table:table-cell table:style-name="ce21" table:formula="of:=QUARTILE([.C2:.C101];2)" office:value-type="float" office:value="9" calcext:value-type="float">
            <text:p>9.00</text:p>
          </table:table-cell>
          <table:table-cell table:style-name="ce15" table:formula="of:=QUARTILE([.D2:.D101];2)" office:value-type="float" office:value="9" calcext:value-type="float">
            <text:p>9</text:p>
          </table:table-cell>
          <table:table-cell table:style-name="ce15" table:formula="of:=QUARTILE([.E2:.E101];2)" office:value-type="float" office:value="9" calcext:value-type="float">
            <text:p>9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2:.E12])" office:value-type="float" office:value="8" calcext:value-type="float">
            <text:p>8.0</text:p>
          </table:table-cell>
          <table:table-cell table:style-name="ce12" office:value-type="string" calcext:value-type="string">
            <text:p>Quartil 3</text:p>
          </table:table-cell>
          <table:table-cell table:style-name="ce15" table:formula="of:=QUARTILE([.A2:.A101];3)" office:value-type="float" office:value="11" calcext:value-type="float">
            <text:p>11</text:p>
          </table:table-cell>
          <table:table-cell table:style-name="ce15" table:formula="of:=QUARTILE([.B2:.B101];3)" office:value-type="float" office:value="10" calcext:value-type="float">
            <text:p>10</text:p>
          </table:table-cell>
          <table:table-cell table:style-name="ce15" table:formula="of:=QUARTILE([.C2:.C101];3)" office:value-type="float" office:value="11" calcext:value-type="float">
            <text:p>11</text:p>
          </table:table-cell>
          <table:table-cell table:style-name="ce15" table:formula="of:=QUARTILE([.D2:.D101];3)" office:value-type="float" office:value="10" calcext:value-type="float">
            <text:p>10</text:p>
          </table:table-cell>
          <table:table-cell table:style-name="ce15" table:formula="of:=QUARTILE([.E2:.E101];3)" office:value-type="float" office:value="10" calcext:value-type="float">
            <text:p>10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3:.E13])" office:value-type="float" office:value="8" calcext:value-type="float">
            <text:p>8.0</text:p>
          </table:table-cell>
          <table:table-cell table:style-name="ce12" office:value-type="string" calcext:value-type="string">
            <text:p>Distância Inter-Quartil</text:p>
          </table:table-cell>
          <table:table-cell table:style-name="ce15" table:formula="of:=[.H12]-[.H10]" office:value-type="float" office:value="3" calcext:value-type="float">
            <text:p>3</text:p>
          </table:table-cell>
          <table:table-cell table:style-name="ce15" table:formula="of:=[.I12]-[.I10]" office:value-type="float" office:value="2" calcext:value-type="float">
            <text:p>2</text:p>
          </table:table-cell>
          <table:table-cell table:style-name="ce20" table:formula="of:=[.J12]-[.J10]" office:value-type="float" office:value="2" calcext:value-type="float">
            <text:p>2.0</text:p>
          </table:table-cell>
          <table:table-cell table:style-name="ce15" table:formula="of:=[.K12]-[.K10]" office:value-type="float" office:value="2" calcext:value-type="float">
            <text:p>2</text:p>
          </table:table-cell>
          <table:table-cell table:style-name="ce15" table:formula="of:=[.L12]-[.L10]" office:value-type="float" office:value="2" calcext:value-type="float">
            <text:p>2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4:.E14])" office:value-type="float" office:value="8" calcext:value-type="float">
            <text:p>8.0</text:p>
          </table:table-cell>
          <table:table-cell table:style-name="ce12" office:value-type="string" calcext:value-type="string">
            <text:p>Distância Semi-Quartil</text:p>
          </table:table-cell>
          <table:table-cell table:style-name="ce15" table:formula="of:=[.H13]/2" office:value-type="float" office:value="1.5" calcext:value-type="float">
            <text:p>1.5</text:p>
          </table:table-cell>
          <table:table-cell table:style-name="ce15" table:formula="of:=[.I13]/2" office:value-type="float" office:value="1" calcext:value-type="float">
            <text:p>1</text:p>
          </table:table-cell>
          <table:table-cell table:style-name="ce15" table:formula="of:=[.J13]/2" office:value-type="float" office:value="1" calcext:value-type="float">
            <text:p>1</text:p>
          </table:table-cell>
          <table:table-cell table:style-name="ce15" table:formula="of:=[.K13]/2" office:value-type="float" office:value="1" calcext:value-type="float">
            <text:p>1</text:p>
          </table:table-cell>
          <table:table-cell table:style-name="ce15" table:formula="of:=[.L13]/2" office:value-type="float" office:value="1" calcext:value-type="float">
            <text:p>1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5:.E15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6:.E16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7:.E17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8:.E18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19:.E19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0:.E20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1:.E21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2:.E22])" office:value-type="float" office:value="8" calcext:value-type="float">
            <text:p>8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3:.E23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4:.E24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5:.E25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6:.E26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7:.E27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8:.E28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29:.E29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0:.E30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1:.E31])" office:value-type="float" office:value="8.2" calcext:value-type="float">
            <text:p>8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2:.E32])" office:value-type="float" office:value="8.4" calcext:value-type="float">
            <text:p>8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3:.E33])" office:value-type="float" office:value="8.4" calcext:value-type="float">
            <text:p>8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4:.E34])" office:value-type="float" office:value="8.4" calcext:value-type="float">
            <text:p>8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5:.E35])" office:value-type="float" office:value="8.4" calcext:value-type="float">
            <text:p>8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2" table:formula="of:=AVERAGE([.A36:.E36])" office:value-type="float" office:value="8.6" calcext:value-type="float">
            <text:p>8.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37:.E37])" office:value-type="float" office:value="8.8" calcext:value-type="float">
            <text:p>8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38:.E38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39:.E39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0:.E40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1:.E41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2:.E42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3:.E43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4:.E44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5:.E45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6:.E46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7:.E47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8:.E48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49:.E49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0:.E50])" office:value-type="float" office:value="9" calcext:value-type="float">
            <text:p>9.0</text:p>
          </table:table-cell>
          <table:table-cell table:style-name="ce1"/>
          <table:table-cell table:style-name="ce1" office:value-type="string" calcext:value-type="string">
            <text:p>Média Geral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1:.E51])" office:value-type="float" office:value="9" calcext:value-type="float">
            <text:p>9.0</text:p>
          </table:table-cell>
          <table:table-cell table:style-name="ce1"/>
          <table:table-cell table:style-name="ce19" table:formula="of:=AVERAGE([.H3:.L3])" office:value-type="float" office:value="9.762" calcext:value-type="float">
            <text:p>9.76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2:.E52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3:.E53])" office:value-type="float" office:value="9" calcext:value-type="float">
            <text:p>9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4:.E54])" office:value-type="float" office:value="9.2" calcext:value-type="float">
            <text:p>9.2</text:p>
          </table:table-cell>
          <table:table-cell table:style-name="ce1"/>
          <table:table-cell table:style-name="ce9" office:value-type="string" calcext:value-type="string">
            <text:p>Desvio padrão em procentagem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5:.E55])" office:value-type="float" office:value="9.2" calcext:value-type="float">
            <text:p>9.2</text:p>
          </table:table-cell>
          <table:table-cell table:style-name="ce1"/>
          <table:table-cell table:style-name="ce9" office:value-type="string" calcext:value-type="string">
            <text:p>Ditância em relação à média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6:.E56])" office:value-type="float" office:value="9.2" calcext:value-type="float">
            <text:p>9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7:.E57])" office:value-type="float" office:value="9.2" calcext:value-type="float">
            <text:p>9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8:.E58])" office:value-type="float" office:value="9.2" calcext:value-type="float">
            <text:p>9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59:.E59])" office:value-type="float" office:value="9.2" calcext:value-type="float">
            <text:p>9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60:.E60])" office:value-type="float" office:value="9.4" calcext:value-type="float">
            <text:p>9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61:.E61])" office:value-type="float" office:value="9.4" calcext:value-type="float">
            <text:p>9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62:.E62])" office:value-type="float" office:value="9.6" calcext:value-type="float">
            <text:p>9.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2" table:formula="of:=AVERAGE([.A63:.E63])" office:value-type="float" office:value="9.6" calcext:value-type="float">
            <text:p>9.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64:.E64])" office:value-type="float" office:value="9.8" calcext:value-type="float">
            <text:p>9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65:.E65])" office:value-type="float" office:value="9.8" calcext:value-type="float">
            <text:p>9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66:.E66])" office:value-type="float" office:value="9.8" calcext:value-type="float">
            <text:p>9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67:.E67])" office:value-type="float" office:value="10" calcext:value-type="float">
            <text:p>10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68:.E68])" office:value-type="float" office:value="10" calcext:value-type="float">
            <text:p>10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69:.E69])" office:value-type="float" office:value="10" calcext:value-type="float">
            <text:p>10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0:.E70])" office:value-type="float" office:value="10" calcext:value-type="float">
            <text:p>10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1:.E71])" office:value-type="float" office:value="10" calcext:value-type="float">
            <text:p>10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2:.E72])" office:value-type="float" office:value="10.2" calcext:value-type="float">
            <text:p>10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3:.E73])" office:value-type="float" office:value="10.4" calcext:value-type="float">
            <text:p>10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4:.E74])" office:value-type="float" office:value="10.4" calcext:value-type="float">
            <text:p>10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5:.E75])" office:value-type="float" office:value="10.4" calcext:value-type="float">
            <text:p>10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6:.E76])" office:value-type="float" office:value="10.4" calcext:value-type="float">
            <text:p>10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7:.E77])" office:value-type="float" office:value="10.4" calcext:value-type="float">
            <text:p>10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8:.E78])" office:value-type="float" office:value="10.4" calcext:value-type="float">
            <text:p>10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2" table:formula="of:=AVERAGE([.A79:.E79])" office:value-type="float" office:value="10.8" calcext:value-type="float">
            <text:p>10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0:.E80])" office:value-type="float" office:value="11" calcext:value-type="float">
            <text:p>11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1:.E81])" office:value-type="float" office:value="11" calcext:value-type="float">
            <text:p>11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2:.E82])" office:value-type="float" office:value="11" calcext:value-type="float">
            <text:p>11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3:.E83])" office:value-type="float" office:value="11" calcext:value-type="float">
            <text:p>11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4:.E84])" office:value-type="float" office:value="11.2" calcext:value-type="float">
            <text:p>11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5:.E85])" office:value-type="float" office:value="11.4" calcext:value-type="float">
            <text:p>11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6:.E86])" office:value-type="float" office:value="11.4" calcext:value-type="float">
            <text:p>11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7:.E87])" office:value-type="float" office:value="11.6" calcext:value-type="float">
            <text:p>11.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8:.E88])" office:value-type="float" office:value="11.8" calcext:value-type="float">
            <text:p>11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2" table:formula="of:=AVERAGE([.A89:.E89])" office:value-type="float" office:value="11.8" calcext:value-type="float">
            <text:p>11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0:.E90])" office:value-type="float" office:value="12.4" calcext:value-type="float">
            <text:p>12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1:.E91])" office:value-type="float" office:value="12.4" calcext:value-type="float">
            <text:p>12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2:.E92])" office:value-type="float" office:value="12.6" calcext:value-type="float">
            <text:p>12.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3:.E93])" office:value-type="float" office:value="12.8" calcext:value-type="float">
            <text:p>12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4:.E94])" office:value-type="float" office:value="13.2" calcext:value-type="float">
            <text:p>13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2" table:formula="of:=AVERAGE([.A95:.E95])" office:value-type="float" office:value="13.4" calcext:value-type="float">
            <text:p>13.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2" table:formula="of:=AVERAGE([.A96:.E96])" office:value-type="float" office:value="13.8" calcext:value-type="float">
            <text:p>13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2" table:formula="of:=AVERAGE([.A97:.E97])" office:value-type="float" office:value="14.2" calcext:value-type="float">
            <text:p>14.2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2" table:formula="of:=AVERAGE([.A98:.E98])" office:value-type="float" office:value="15" calcext:value-type="float">
            <text:p>15.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2" table:formula="of:=AVERAGE([.A99:.E99])" office:value-type="float" office:value="15.8" calcext:value-type="float">
            <text:p>15.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2" table:formula="of:=AVERAGE([.A100:.E100])" office:value-type="float" office:value="16.6" calcext:value-type="float">
            <text:p>16.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float" office:value="27" calcext:value-type="float">
            <text:p>27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2" table:formula="of:=AVERAGE([.A101:.E101])" office:value-type="float" office:value="19.2" calcext:value-type="float">
            <text:p>19.2</text:p>
          </table:table-cell>
          <table:table-cell table:style-name="ce1" table:number-columns-repeated="6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AP_DTLS_1kb" table:style-name="ta4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Amostra 1</text:p>
          </table:table-cell>
          <table:table-cell table:style-name="ce1" office:value-type="string" calcext:value-type="string">
            <text:p>Amostra 2</text:p>
          </table:table-cell>
          <table:table-cell table:style-name="ce1" office:value-type="string" calcext:value-type="string">
            <text:p>Amostra 3</text:p>
          </table:table-cell>
          <table:table-cell table:style-name="ce1" office:value-type="string" calcext:value-type="string">
            <text:p>Amostra 4</text:p>
          </table:table-cell>
          <table:table-cell table:style-name="ce1" office:value-type="string" calcext:value-type="string">
            <text:p>Amostra 5</text:p>
          </table:table-cell>
          <table:table-cell table:style-name="ce1" office:value-type="string" calcext:value-type="string">
            <text:p>Média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2" calcext:value-type="float">
            <text:p>12</text:p>
          </table:table-cell>
          <table:table-cell table:style-name="ce3" table:formula="of:=AVERAGE([.A2:.E2])" office:value-type="float" office:value="12" calcext:value-type="float">
            <text:p>12.0</text:p>
          </table:table-cell>
          <table:table-cell table:style-name="ce10" office:value-type="string" calcext:value-type="string">
            <text:p>MQTT_TCP_QoS 0</text:p>
          </table:table-cell>
          <table:table-cell table:style-name="ce11" office:value-type="string" calcext:value-type="string">
            <text:p>Amostra 1</text:p>
          </table:table-cell>
          <table:table-cell table:style-name="ce11" office:value-type="string" calcext:value-type="string">
            <text:p>Amostra 2</text:p>
          </table:table-cell>
          <table:table-cell table:style-name="ce11" office:value-type="string" calcext:value-type="string">
            <text:p>Amostra 3</text:p>
          </table:table-cell>
          <table:table-cell table:style-name="ce11" office:value-type="string" calcext:value-type="string">
            <text:p>Amostra 4</text:p>
          </table:table-cell>
          <table:table-cell table:style-name="ce11" office:value-type="string" calcext:value-type="string">
            <text:p>Amostra 5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3:.E3])" office:value-type="float" office:value="12.2" calcext:value-type="float">
            <text:p>12.2</text:p>
          </table:table-cell>
          <table:table-cell table:style-name="ce11" office:value-type="string" calcext:value-type="string">
            <text:p>Média</text:p>
          </table:table-cell>
          <table:table-cell table:style-name="ce13" table:formula="of:=AVERAGE([.A2:.A101])" office:value-type="float" office:value="27.57" calcext:value-type="float">
            <text:p>27.57</text:p>
          </table:table-cell>
          <table:table-cell table:style-name="ce13" table:formula="of:=AVERAGE([.B2:.B101])" office:value-type="float" office:value="18.01" calcext:value-type="float">
            <text:p>18.01</text:p>
          </table:table-cell>
          <table:table-cell table:style-name="ce13" table:formula="of:=AVERAGE([.C2:.C101])" office:value-type="float" office:value="19.87" calcext:value-type="float">
            <text:p>19.87</text:p>
          </table:table-cell>
          <table:table-cell table:style-name="ce13" table:formula="of:=AVERAGE([.D2:.D101])" office:value-type="float" office:value="19.19" calcext:value-type="float">
            <text:p>19.19</text:p>
          </table:table-cell>
          <table:table-cell table:style-name="ce13" table:formula="of:=AVERAGE([.E2:.E101])" office:value-type="float" office:value="18.29" calcext:value-type="float">
            <text:p>18.29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4:.E4])" office:value-type="float" office:value="12.2" calcext:value-type="float">
            <text:p>12.2</text:p>
          </table:table-cell>
          <table:table-cell table:style-name="ce11" office:value-type="string" calcext:value-type="string">
            <text:p>Mediana</text:p>
          </table:table-cell>
          <table:table-cell table:style-name="ce14" table:formula="of:=MEDIAN([.A2:.A101])" office:value-type="float" office:value="15.5" calcext:value-type="float">
            <text:p>16</text:p>
          </table:table-cell>
          <table:table-cell table:style-name="ce14" table:formula="of:=MEDIAN([.B2:.B101])" office:value-type="float" office:value="16" calcext:value-type="float">
            <text:p>16</text:p>
          </table:table-cell>
          <table:table-cell table:style-name="ce14" table:formula="of:=MEDIAN([.C2:.C101])" office:value-type="float" office:value="17" calcext:value-type="float">
            <text:p>17</text:p>
          </table:table-cell>
          <table:table-cell table:style-name="ce14" table:formula="of:=MEDIAN([.D2:.D101])" office:value-type="float" office:value="17" calcext:value-type="float">
            <text:p>17</text:p>
          </table:table-cell>
          <table:table-cell table:style-name="ce14" table:formula="of:=MEDIAN([.E2:.E101])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5:.E5])" office:value-type="float" office:value="12.2" calcext:value-type="float">
            <text:p>12.2</text:p>
          </table:table-cell>
          <table:table-cell table:style-name="ce11" office:value-type="string" calcext:value-type="string">
            <text:p>Moda</text:p>
          </table:table-cell>
          <table:table-cell table:style-name="ce15" table:formula="of:=MODE([.A2:.A101])" office:value-type="float" office:value="14" calcext:value-type="float">
            <text:p>14</text:p>
          </table:table-cell>
          <table:table-cell table:style-name="ce15" table:formula="of:=MODE([.B2:.B101])" office:value-type="float" office:value="14" calcext:value-type="float">
            <text:p>14</text:p>
          </table:table-cell>
          <table:table-cell table:style-name="ce15" table:formula="of:=MODE([.C2:.C101])" office:value-type="float" office:value="14" calcext:value-type="float">
            <text:p>14</text:p>
          </table:table-cell>
          <table:table-cell table:style-name="ce15" table:formula="of:=MODE([.D2:.D101])" office:value-type="float" office:value="14" calcext:value-type="float">
            <text:p>14</text:p>
          </table:table-cell>
          <table:table-cell table:style-name="ce15" table:formula="of:=MODE([.E2:.E101]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6:.E6])" office:value-type="float" office:value="12.4" calcext:value-type="float">
            <text:p>12.4</text:p>
          </table:table-cell>
          <table:table-cell table:style-name="ce11" office:value-type="string" calcext:value-type="string">
            <text:p>Variação</text:p>
          </table:table-cell>
          <table:table-cell table:style-name="ce16" table:formula="of:=VAR([.A2:.A101])" office:value-type="float" office:value="2127.88393939394" calcext:value-type="float">
            <text:p>2127.88</text:p>
          </table:table-cell>
          <table:table-cell table:style-name="ce16" table:formula="of:=VAR([.B2:.B101])" office:value-type="float" office:value="37.9493939393939" calcext:value-type="float">
            <text:p>37.95</text:p>
          </table:table-cell>
          <table:table-cell table:style-name="ce16" table:formula="of:=VAR([.C2:.C101])" office:value-type="float" office:value="117.770808080808" calcext:value-type="float">
            <text:p>117.77</text:p>
          </table:table-cell>
          <table:table-cell table:style-name="ce16" table:formula="of:=VAR([.D2:.D101])" office:value-type="float" office:value="49.1857575757576" calcext:value-type="float">
            <text:p>49.19</text:p>
          </table:table-cell>
          <table:table-cell table:style-name="ce16" table:formula="of:=VAR([.E2:.E101])" office:value-type="float" office:value="31.2180808080808" calcext:value-type="float">
            <text:p>31.22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7:.E7])" office:value-type="float" office:value="12.6" calcext:value-type="float">
            <text:p>12.6</text:p>
          </table:table-cell>
          <table:table-cell table:style-name="ce11" office:value-type="string" calcext:value-type="string">
            <text:p>Desvio padrão</text:p>
          </table:table-cell>
          <table:table-cell table:style-name="ce16" table:formula="of:=STDEV([.A2:.A101])" office:value-type="float" office:value="46.1289923951731" calcext:value-type="float">
            <text:p>46.13</text:p>
          </table:table-cell>
          <table:table-cell table:style-name="ce16" table:formula="of:=STDEV([.B2:.B101])" office:value-type="float" office:value="6.16030794192904" calcext:value-type="float">
            <text:p>6.16</text:p>
          </table:table-cell>
          <table:table-cell table:style-name="ce16" table:formula="of:=STDEV([.C2:.C101])" office:value-type="float" office:value="10.8522259505047" calcext:value-type="float">
            <text:p>10.85</text:p>
          </table:table-cell>
          <table:table-cell table:style-name="ce16" table:formula="of:=STDEV([.D2:.D101])" office:value-type="float" office:value="7.01325584701981" calcext:value-type="float">
            <text:p>7.01</text:p>
          </table:table-cell>
          <table:table-cell table:style-name="ce16" table:formula="of:=STDEV([.E2:.E101])" office:value-type="float" office:value="5.58731427504135" calcext:value-type="float">
            <text:p>5.59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8:.E8])" office:value-type="float" office:value="12.6" calcext:value-type="float">
            <text:p>12.6</text:p>
          </table:table-cell>
          <table:table-cell table:style-name="ce12" office:value-type="string" calcext:value-type="string">
            <text:p>Min</text:p>
          </table:table-cell>
          <table:table-cell table:style-name="ce17" table:formula="of:=[.A2]" office:value-type="float" office:value="12" calcext:value-type="float">
            <text:p>12</text:p>
          </table:table-cell>
          <table:table-cell table:style-name="ce17" table:formula="of:=[.B2]" office:value-type="float" office:value="12" calcext:value-type="float">
            <text:p>12</text:p>
          </table:table-cell>
          <table:table-cell table:style-name="ce17" table:formula="of:=[.C2]" office:value-type="float" office:value="12" calcext:value-type="float">
            <text:p>12</text:p>
          </table:table-cell>
          <table:table-cell table:style-name="ce17" table:formula="of:=[.D2]" office:value-type="float" office:value="12" calcext:value-type="float">
            <text:p>12</text:p>
          </table:table-cell>
          <table:table-cell table:style-name="ce17" table:formula="of:=[.E2]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AVERAGE([.A9:.E9])" office:value-type="float" office:value="12.6" calcext:value-type="float">
            <text:p>12.6</text:p>
          </table:table-cell>
          <table:table-cell table:style-name="ce12" office:value-type="string" calcext:value-type="string">
            <text:p>Max</text:p>
          </table:table-cell>
          <table:table-cell table:style-name="ce17" table:formula="of:=[.A101]" office:value-type="float" office:value="333" calcext:value-type="float">
            <text:p>333</text:p>
          </table:table-cell>
          <table:table-cell table:style-name="ce17" table:formula="of:=[.B101]" office:value-type="float" office:value="47" calcext:value-type="float">
            <text:p>47</text:p>
          </table:table-cell>
          <table:table-cell table:style-name="ce17" table:formula="of:=[.C101]" office:value-type="float" office:value="103" calcext:value-type="float">
            <text:p>103</text:p>
          </table:table-cell>
          <table:table-cell table:style-name="ce17" table:formula="of:=[.D101]" office:value-type="float" office:value="46" calcext:value-type="float">
            <text:p>46</text:p>
          </table:table-cell>
          <table:table-cell table:style-name="ce17" table:formula="of:=[.E101]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5" table:style-name="ce1" office:value-type="float" office:value="13" calcext:value-type="float">
            <text:p>13</text:p>
          </table:table-cell>
          <table:table-cell table:style-name="ce3" table:formula="of:=AVERAGE([.A10:.E10])" office:value-type="float" office:value="13" calcext:value-type="float">
            <text:p>13.0</text:p>
          </table:table-cell>
          <table:table-cell table:style-name="ce12" office:value-type="string" calcext:value-type="string">
            <text:p>Quartil 1</text:p>
          </table:table-cell>
          <table:table-cell table:style-name="ce15" table:formula="of:=QUARTILE([.A2:.A101];1)" office:value-type="float" office:value="14" calcext:value-type="float">
            <text:p>14</text:p>
          </table:table-cell>
          <table:table-cell table:style-name="ce15" table:formula="of:=QUARTILE([.B2:.B101];1)" office:value-type="float" office:value="14" calcext:value-type="float">
            <text:p>14</text:p>
          </table:table-cell>
          <table:table-cell table:style-name="ce20" table:formula="of:=QUARTILE([.C2:.C101];1)" office:value-type="float" office:value="14" calcext:value-type="float">
            <text:p>14.0</text:p>
          </table:table-cell>
          <table:table-cell table:style-name="ce15" table:formula="of:=QUARTILE([.D2:.D101];1)" office:value-type="float" office:value="14.75" calcext:value-type="float">
            <text:p>14.75</text:p>
          </table:table-cell>
          <table:table-cell table:style-name="ce15" table:formula="of:=QUARTILE([.E2:.E101];1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5" table:style-name="ce1" office:value-type="float" office:value="13" calcext:value-type="float">
            <text:p>13</text:p>
          </table:table-cell>
          <table:table-cell table:style-name="ce3" table:formula="of:=AVERAGE([.A11:.E11])" office:value-type="float" office:value="13" calcext:value-type="float">
            <text:p>13.0</text:p>
          </table:table-cell>
          <table:table-cell table:style-name="ce12" office:value-type="string" calcext:value-type="string">
            <text:p>Quartil 2</text:p>
          </table:table-cell>
          <table:table-cell table:style-name="ce15" table:formula="of:=QUARTILE([.A2:.A101];2)" office:value-type="float" office:value="15.5" calcext:value-type="float">
            <text:p>15.5</text:p>
          </table:table-cell>
          <table:table-cell table:style-name="ce15" table:formula="of:=QUARTILE([.B2:.B101];2)" office:value-type="float" office:value="16" calcext:value-type="float">
            <text:p>16</text:p>
          </table:table-cell>
          <table:table-cell table:style-name="ce21" table:formula="of:=QUARTILE([.C2:.C101];2)" office:value-type="float" office:value="17" calcext:value-type="float">
            <text:p>17.00</text:p>
          </table:table-cell>
          <table:table-cell table:style-name="ce15" table:formula="of:=QUARTILE([.D2:.D101];2)" office:value-type="float" office:value="17" calcext:value-type="float">
            <text:p>17</text:p>
          </table:table-cell>
          <table:table-cell table:style-name="ce15" table:formula="of:=QUARTILE([.E2:.E101];2)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number-columns-repeated="5" table:style-name="ce1" office:value-type="float" office:value="13" calcext:value-type="float">
            <text:p>13</text:p>
          </table:table-cell>
          <table:table-cell table:style-name="ce3" table:formula="of:=AVERAGE([.A12:.E12])" office:value-type="float" office:value="13" calcext:value-type="float">
            <text:p>13.0</text:p>
          </table:table-cell>
          <table:table-cell table:style-name="ce12" office:value-type="string" calcext:value-type="string">
            <text:p>Quartil 3</text:p>
          </table:table-cell>
          <table:table-cell table:style-name="ce15" table:formula="of:=QUARTILE([.A2:.A101];3)" office:value-type="float" office:value="20.25" calcext:value-type="float">
            <text:p>20.25</text:p>
          </table:table-cell>
          <table:table-cell table:style-name="ce15" table:formula="of:=QUARTILE([.B2:.B101];3)" office:value-type="float" office:value="20" calcext:value-type="float">
            <text:p>20</text:p>
          </table:table-cell>
          <table:table-cell table:style-name="ce15" table:formula="of:=QUARTILE([.C2:.C101];3)" office:value-type="float" office:value="22" calcext:value-type="float">
            <text:p>22</text:p>
          </table:table-cell>
          <table:table-cell table:style-name="ce15" table:formula="of:=QUARTILE([.D2:.D101];3)" office:value-type="float" office:value="21" calcext:value-type="float">
            <text:p>21</text:p>
          </table:table-cell>
          <table:table-cell table:style-name="ce15" table:formula="of:=QUARTILE([.E2:.E101];3)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3" calcext:value-type="float">
            <text:p>13</text:p>
          </table:table-cell>
          <table:table-cell table:style-name="ce3" table:formula="of:=AVERAGE([.A13:.E13])" office:value-type="float" office:value="13.2" calcext:value-type="float">
            <text:p>13.2</text:p>
          </table:table-cell>
          <table:table-cell table:style-name="ce12" office:value-type="string" calcext:value-type="string">
            <text:p>Distância Inter-Quartil</text:p>
          </table:table-cell>
          <table:table-cell table:style-name="ce15" table:formula="of:=[.H12]-[.H10]" office:value-type="float" office:value="6.25" calcext:value-type="float">
            <text:p>6.25</text:p>
          </table:table-cell>
          <table:table-cell table:style-name="ce15" table:formula="of:=[.I12]-[.I10]" office:value-type="float" office:value="6" calcext:value-type="float">
            <text:p>6</text:p>
          </table:table-cell>
          <table:table-cell table:style-name="ce20" table:formula="of:=[.J12]-[.J10]" office:value-type="float" office:value="8" calcext:value-type="float">
            <text:p>8.0</text:p>
          </table:table-cell>
          <table:table-cell table:style-name="ce15" table:formula="of:=[.K12]-[.K10]" office:value-type="float" office:value="6.25" calcext:value-type="float">
            <text:p>6.25</text:p>
          </table:table-cell>
          <table:table-cell table:style-name="ce15" table:formula="of:=[.L12]-[.L10]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3" table:formula="of:=AVERAGE([.A14:.E14])" office:value-type="float" office:value="13.6" calcext:value-type="float">
            <text:p>13.6</text:p>
          </table:table-cell>
          <table:table-cell table:style-name="ce12" office:value-type="string" calcext:value-type="string">
            <text:p>Distância Semi-Quartil</text:p>
          </table:table-cell>
          <table:table-cell table:style-name="ce15" table:formula="of:=[.H13]/2" office:value-type="float" office:value="3.125" calcext:value-type="float">
            <text:p>3.125</text:p>
          </table:table-cell>
          <table:table-cell table:style-name="ce15" table:formula="of:=[.I13]/2" office:value-type="float" office:value="3" calcext:value-type="float">
            <text:p>3</text:p>
          </table:table-cell>
          <table:table-cell table:style-name="ce15" table:formula="of:=[.J13]/2" office:value-type="float" office:value="4" calcext:value-type="float">
            <text:p>4</text:p>
          </table:table-cell>
          <table:table-cell table:style-name="ce15" table:formula="of:=[.K13]/2" office:value-type="float" office:value="3.125" calcext:value-type="float">
            <text:p>3.125</text:p>
          </table:table-cell>
          <table:table-cell table:style-name="ce15" table:formula="of:=[.L13]/2"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3" table:formula="of:=AVERAGE([.A15:.E15])" office:value-type="float" office:value="13.6" calcext:value-type="float">
            <text:p>13.6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16:.E16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17:.E17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18:.E18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19:.E19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0:.E20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1:.E21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2:.E22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3:.E23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4:.E24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5:.E25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5" table:style-name="ce1" office:value-type="float" office:value="14" calcext:value-type="float">
            <text:p>14</text:p>
          </table:table-cell>
          <table:table-cell table:style-name="ce3" table:formula="of:=AVERAGE([.A26:.E26])" office:value-type="float" office:value="14" calcext:value-type="float">
            <text:p>14.0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27:.E27])" office:value-type="float" office:value="14.2" calcext:value-type="float">
            <text:p>14.2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28:.E28])" office:value-type="float" office:value="14.2" calcext:value-type="float">
            <text:p>14.2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29:.E29])" office:value-type="float" office:value="14.2" calcext:value-type="float">
            <text:p>14.2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3" table:formula="of:=AVERAGE([.A30:.E30])" office:value-type="float" office:value="14.2" calcext:value-type="float">
            <text:p>14.2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3" table:formula="of:=AVERAGE([.A31:.E31])" office:value-type="float" office:value="14.4" calcext:value-type="float">
            <text:p>14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3" table:formula="of:=AVERAGE([.A32:.E32]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3" table:formula="of:=AVERAGE([.A33:.E33]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3" table:formula="of:=AVERAGE([.A34:.E34]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3" table:formula="of:=AVERAGE([.A35:.E35]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3" table:formula="of:=AVERAGE([.A36:.E36])" office:value-type="float" office:value="14.6" calcext:value-type="float">
            <text:p>14.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style-name="ce3" table:formula="of:=AVERAGE([.A37:.E37])" office:value-type="float" office:value="14.8" calcext:value-type="float">
            <text:p>14.8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style-name="ce3" table:formula="of:=AVERAGE([.A38:.E38])" office:value-type="float" office:value="14.8" calcext:value-type="float">
            <text:p>14.8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AVERAGE([.A39:.E39])" office:value-type="float" office:value="15" calcext:value-type="float">
            <text:p>15.0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AVERAGE([.A40:.E40])" office:value-type="float" office:value="15.2" calcext:value-type="float">
            <text:p>15.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AVERAGE([.A41:.E41])" office:value-type="float" office:value="15.4" calcext:value-type="float">
            <text:p>15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3" table:formula="of:=AVERAGE([.A42:.E42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3" table:formula="of:=AVERAGE([.A43:.E43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3" table:formula="of:=AVERAGE([.A44:.E44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3" table:formula="of:=AVERAGE([.A45:.E45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3" table:formula="of:=AVERAGE([.A46:.E46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AVERAGE([.A47:.E47])" office:value-type="float" office:value="15.8" calcext:value-type="float">
            <text:p>15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AVERAGE([.A48:.E48])" office:value-type="float" office:value="15.8" calcext:value-type="float">
            <text:p>15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AVERAGE([.A49:.E49])" office:value-type="float" office:value="16" calcext:value-type="float">
            <text:p>16.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3" table:formula="of:=AVERAGE([.A50:.E50])" office:value-type="float" office:value="16.2" calcext:value-type="float">
            <text:p>16.2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style-name="ce3" table:formula="of:=AVERAGE([.A51:.E51])" office:value-type="float" office:value="16.4" calcext:value-type="float">
            <text:p>16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style-name="ce3" table:formula="of:=AVERAGE([.A52:.E52])" office:value-type="float" office:value="16.6" calcext:value-type="float">
            <text:p>16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3" table:formula="of:=AVERAGE([.A53:.E53])" office:value-type="float" office:value="16.8" calcext:value-type="float">
            <text:p>16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3" table:formula="of:=AVERAGE([.A54:.E54])" office:value-type="float" office:value="16.8" calcext:value-type="float">
            <text:p>16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3" table:formula="of:=AVERAGE([.A55:.E55])" office:value-type="float" office:value="16.8" calcext:value-type="float">
            <text:p>16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3" table:formula="of:=AVERAGE([.A56:.E56])" office:value-type="float" office:value="17" calcext:value-type="float">
            <text:p>17.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3" table:formula="of:=AVERAGE([.A57:.E57])" office:value-type="float" office:value="17" calcext:value-type="float">
            <text:p>17.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3" table:formula="of:=AVERAGE([.A58:.E58])" office:value-type="float" office:value="17.4" calcext:value-type="float">
            <text:p>17.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3" table:formula="of:=AVERAGE([.A59:.E59])" office:value-type="float" office:value="17.4" calcext:value-type="float">
            <text:p>17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3" table:formula="of:=AVERAGE([.A60:.E60])" office:value-type="float" office:value="17.6" calcext:value-type="float">
            <text:p>17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3" table:formula="of:=AVERAGE([.A61:.E61])" office:value-type="float" office:value="17.6" calcext:value-type="float">
            <text:p>17.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3" table:formula="of:=AVERAGE([.A62:.E62])" office:value-type="float" office:value="18" calcext:value-type="float">
            <text:p>18.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19" calcext:value-type="float">
            <text:p>19</text:p>
          </table:table-cell>
          <table:table-cell table:style-name="ce3" table:formula="of:=AVERAGE([.A63:.E63])" office:value-type="float" office:value="18.2" calcext:value-type="float">
            <text:p>18.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table:formula="of:=AVERAGE([.A64:.E64])" office:value-type="float" office:value="18.4" calcext:value-type="float">
            <text:p>18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table:formula="of:=AVERAGE([.A65:.E65])" office:value-type="float" office:value="18.4" calcext:value-type="float">
            <text:p>18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table:formula="of:=AVERAGE([.A66:.E66])" office:value-type="float" office:value="18.4" calcext:value-type="float">
            <text:p>18.4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3" table:formula="of:=AVERAGE([.A67:.E67])" office:value-type="float" office:value="18.6" calcext:value-type="float">
            <text:p>18.6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AVERAGE([.A68:.E68])" office:value-type="float" office:value="18.8" calcext:value-type="float">
            <text:p>18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3" table:style-name="ce1" office:value-type="float" office:value="20" calcext:value-type="float">
            <text:p>20</text:p>
          </table:table-cell>
          <table:table-cell table:style-name="ce3" table:formula="of:=AVERAGE([.A69:.E69])" office:value-type="float" office:value="19.2" calcext:value-type="float">
            <text:p>19.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table:formula="of:=AVERAGE([.A70:.E70])" office:value-type="float" office:value="19.4" calcext:value-type="float">
            <text:p>19.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table:formula="of:=AVERAGE([.A71:.E71])" office:value-type="float" office:value="19.8" calcext:value-type="float">
            <text:p>19.8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table:formula="of:=AVERAGE([.A72:.E72])" office:value-type="float" office:value="20" calcext:value-type="float">
            <text:p>20.0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table:formula="of:=AVERAGE([.A73:.E73])" office:value-type="float" office:value="20.2" calcext:value-type="float">
            <text:p>20.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3" table:formula="of:=AVERAGE([.A74:.E74])" office:value-type="float" office:value="20.2" calcext:value-type="float">
            <text:p>20.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table:formula="of:=AVERAGE([.A75:.E75])" office:value-type="float" office:value="20.8" calcext:value-type="float">
            <text:p>20.8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table:formula="of:=AVERAGE([.A76:.E76])" office:value-type="float" office:value="20.8" calcext:value-type="float">
            <text:p>20.8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table:formula="of:=AVERAGE([.A77:.E77])" office:value-type="float" office:value="21" calcext:value-type="float">
            <text:p>21.0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3" table:formula="of:=AVERAGE([.A78:.E78])" office:value-type="float" office:value="21" calcext:value-type="float">
            <text:p>21.0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3" table:formula="of:=AVERAGE([.A79:.E79])" office:value-type="float" office:value="21.8" calcext:value-type="float">
            <text:p>21.8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3" table:formula="of:=AVERAGE([.A80:.E80])"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3" table:formula="of:=AVERAGE([.A81:.E81])" office:value-type="float" office:value="22.6" calcext:value-type="float">
            <text:p>22.6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3" table:formula="of:=AVERAGE([.A82:.E82])" office:value-type="float" office:value="22.6" calcext:value-type="float">
            <text:p>22.6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AVERAGE([.A83:.E83])" office:value-type="float" office:value="23" calcext:value-type="float">
            <text:p>23.0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AVERAGE([.A84:.E84])" office:value-type="float" office:value="23.2" calcext:value-type="float">
            <text:p>23.2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AVERAGE([.A85:.E85])" office:value-type="float" office:value="23.4" calcext:value-type="float">
            <text:p>23.4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AVERAGE([.A86:.E86])" office:value-type="float" office:value="24" calcext:value-type="float">
            <text:p>24.0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3" table:formula="of:=AVERAGE([.A87:.E87])" office:value-type="float" office:value="24.4" calcext:value-type="float">
            <text:p>24.4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3" table:formula="of:=AVERAGE([.A88:.E88])" office:value-type="float" office:value="25.4" calcext:value-type="float">
            <text:p>25.4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3" table:formula="of:=AVERAGE([.A89:.E89])" office:value-type="float" office:value="26.4" calcext:value-type="float">
            <text:p>26.4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3" table:formula="of:=AVERAGE([.A90:.E90])" office:value-type="float" office:value="27" calcext:value-type="float">
            <text:p>27.0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3" table:formula="of:=AVERAGE([.A91:.E91])" office:value-type="float" office:value="28" calcext:value-type="float">
            <text:p>28.0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3" table:formula="of:=AVERAGE([.A92:.E92])" office:value-type="float" office:value="29.4" calcext:value-type="float">
            <text:p>29.4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3" table:formula="of:=AVERAGE([.A93:.E93])" office:value-type="float" office:value="30.4" calcext:value-type="float">
            <text:p>30.4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3" table:formula="of:=AVERAGE([.A94:.E94])" office:value-type="float" office:value="34" calcext:value-type="float">
            <text:p>34.0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3" table:formula="of:=AVERAGE([.A95:.E95])" office:value-type="float" office:value="36.4" calcext:value-type="float">
            <text:p>36.4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3" table:formula="of:=AVERAGE([.A96:.E96])" office:value-type="float" office:value="37.6" calcext:value-type="float">
            <text:p>37.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3" table:formula="of:=AVERAGE([.A97:.E97])" office:value-type="float" office:value="40.6" calcext:value-type="float">
            <text:p>40.6</text:p>
          </table:table-cell>
          <table:table-cell table:number-columns-repeated="1018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1" calcext:value-type="float">
            <text:p>31</text:p>
          </table:table-cell>
          <table:table-cell table:style-name="ce3" table:formula="of:=AVERAGE([.A98:.E98])" office:value-type="float" office:value="51.8" calcext:value-type="float">
            <text:p>51.8</text:p>
          </table:table-cell>
          <table:table-cell table:number-columns-repeated="1018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3" table:formula="of:=AVERAGE([.A99:.E99])" office:value-type="float" office:value="63.8" calcext:value-type="float">
            <text:p>63.8</text:p>
          </table:table-cell>
          <table:table-cell table:number-columns-repeated="1018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 table:style-name="ce3" table:formula="of:=AVERAGE([.A100:.E100])" office:value-type="float" office:value="93.4" calcext:value-type="float">
            <text:p>93.4</text:p>
          </table:table-cell>
          <table:table-cell table:number-columns-repeated="1018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3" table:formula="of:=AVERAGE([.A101:.E101])" office:value-type="float" office:value="115" calcext:value-type="float">
            <text:p>115.0</text:p>
          </table:table-cell>
          <table:table-cell table:number-columns-repeated="1018"/>
        </table:table-row>
        <table:table-row table:style-name="ro1">
          <table:table-cell table:style-name="ce5" table:formula="of:=AVERAGE([.A2:.A101])" office:value-type="float" office:value="27.57" calcext:value-type="float">
            <text:p>27.57</text:p>
          </table:table-cell>
          <table:table-cell table:style-name="ce5" table:formula="of:=AVERAGE([.B2:.B101])" office:value-type="float" office:value="18.01" calcext:value-type="float">
            <text:p>18.01</text:p>
          </table:table-cell>
          <table:table-cell table:style-name="ce5" table:formula="of:=AVERAGE([.C2:.C101])" office:value-type="float" office:value="19.87" calcext:value-type="float">
            <text:p>19.87</text:p>
          </table:table-cell>
          <table:table-cell table:style-name="ce5" table:formula="of:=AVERAGE([.D2:.D101])" office:value-type="float" office:value="19.19" calcext:value-type="float">
            <text:p>19.19</text:p>
          </table:table-cell>
          <table:table-cell table:style-name="ce5" table:formula="of:=AVERAGE([.E2:.E101])" office:value-type="float" office:value="18.29" calcext:value-type="float">
            <text:p>18.29</text:p>
          </table:table-cell>
          <table:table-cell table:style-name="ce1" table:formula="of:=AVERAGE([.A102:.E102])" office:value-type="float" office:value="20.586" calcext:value-type="float">
            <text:p>20.586</text:p>
          </table:table-cell>
          <table:table-cell table:number-columns-repeated="1018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ource Sans Pro&quot;" svg:font-family="'&quot;Source Sans Pr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APvsCoAPS" style:display-name="PageStyle_CoAPvsCoA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AP" style:display-name="PageStyle_Co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AP_5f_DTLS" style:display-name="PageStyle_CoAP_DT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AP_5f_DTLS_5f_1kb" style:display-name="PageStyle_CoAP_DTLS_1k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391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svg:stroke-color="#fbbc04" draw:fill-color="#fbbc04" draw:opacity="3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ea4335" draw:fill-color="#ea4335" draw:opacity="3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color="#4285f4" draw:fill-color="#4285f4" draw:opacity="30%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7cm" svg:height="7.011cm" xlink:href=".." xlink:type="simple" chart:class="chart:area" chart:column-mapping="0" chart:style-name="ch1">
        <chart:legend chart:legend-position="end" svg:x="16.708cm" svg:y="2.708cm" style:legend-expansion="high" chart:style-name="ch2"/>
        <chart:plot-area chart:style-name="ch3" table:cell-range-address="CoAPvsCoAPS.A1:CoAPvsCoAPS.B101 CoAPvsCoAPS.C1:CoAPvsCoAPS.C1000" chart:data-source-has-labels="both" svg:x="1.457cm" svg:y="0.14cm" svg:width="14.854cm" svg:height="5.701cm">
          <chartooo:coordinate-region svg:x="2.114cm" svg:y="0.14cm" svg:width="14.197cm" svg:height="4.786cm"/>
          <chart:axis chart:dimension="x" chart:name="primary-x" chart:style-name="ch4" chartooo:axis-type="text">
            <chart:title svg:x="6.73cm" svg:y="5.982cm" chart:style-name="ch5">
              <text:p>Média das Amostras CoAP</text:p>
            </chart:title>
            <chart:categories table:cell-range-address="CoAPvsCoAPS.A2:CoAPvsCoAPS.A101"/>
          </chart:axis>
          <chart:axis chart:dimension="y" chart:name="primary-y" chart:style-name="ch6">
            <chart:title svg:x="0.451cm" svg:y="4.906cm" chart:style-name="ch7">
              <text:p>Média Amostras CoAPs</text:p>
            </chart:title>
            <chart:grid chart:style-name="ch8" chart:class="major"/>
          </chart:axis>
          <chart:series chart:style-name="ch9" chart:values-cell-range-address="CoAPvsCoAPS.C2:CoAPvsCoAPS.C1000" chart:label-cell-address="CoAPvsCoAPS.C1:CoAPvsCoAPS.C1" chart:class="chart:area">
            <chart:data-point chart:repeated="999"/>
          </chart:series>
          <chart:series chart:style-name="ch10" chart:values-cell-range-address="CoAPvsCoAPS.A2:CoAPvsCoAPS.A101" chart:label-cell-address="CoAPvsCoAPS.A1:CoAPvsCoAPS.A1" chart:class="chart:area">
            <chart:data-point chart:repeated="100"/>
          </chart:series>
          <chart:series chart:style-name="ch11" chart:values-cell-range-address="CoAPvsCoAPS.B2:CoAPvsCoAPS.B101" chart:label-cell-address="CoAPvsCoAPS.B1:CoAPvsCoAPS.B1" chart:class="chart:area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ap DTLS 1kb</text:p>
                <draw:g>
                  <svg:desc>CoAPvsCoAPS.C1:CoAPvsCoAPS.C1</svg:desc>
                </draw:g>
              </table:table-cell>
              <table:table-cell office:value-type="string">
                <text:p>CoAP</text:p>
                <draw:g>
                  <svg:desc>CoAPvsCoAPS.A1:CoAPvsCoAPS.A1</svg:desc>
                </draw:g>
              </table:table-cell>
              <table:table-cell office:value-type="string">
                <text:p> CoAP + DTLS</text:p>
                <draw:g>
                  <svg:desc>CoAPvsCoAPS.B1:CoAPvsCoAPS.B1</svg:desc>
                </draw:g>
              </table:table-cell>
            </table:table-row>
          </table:table-header-rows>
          <table:table-rows>
            <table:table-row>
              <table:table-cell office:value-type="float" office:value="4.6">
                <text:p>4.6</text:p>
                <draw:g>
                  <svg:desc>CoAPvsCoAPS.A2:CoAPvsCoAPS.A101</svg:desc>
                </draw:g>
              </table:table-cell>
              <table:table-cell office:value-type="float" office:value="12.4">
                <text:p>12.4</text:p>
                <draw:g>
                  <svg:desc>CoAPvsCoAPS.C2:CoAPvsCoAPS.C1000</svg:desc>
                </draw:g>
              </table:table-cell>
              <table:table-cell office:value-type="float" office:value="4.6">
                <text:p>4.6</text:p>
                <draw:g>
                  <svg:desc>CoAPvsCoAPS.A2:CoAPvsCoAPS.A101</svg:desc>
                </draw:g>
              </table:table-cell>
              <table:table-cell office:value-type="float" office:value="7.2">
                <text:p>7.2</text:p>
                <draw:g>
                  <svg:desc>CoAPvsCoAPS.B2:CoAPvsCoAPS.B101</svg:desc>
                </draw:g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2.6">
                <text:p>12.6</text:p>
              </table:table-cell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3.2">
                <text:p>13.2</text:p>
              </table:table-cell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2.8">
                <text:p>12.8</text:p>
              </table:table-cell>
              <table:table-cell office:value-type="float" office:value="5.4">
                <text:p>5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2.8">
                <text:p>12.8</text:p>
              </table:table-cell>
              <table:table-cell office:value-type="float" office:value="5.4">
                <text:p>5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6">
                <text:p>13.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4">
                <text:p>18.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2">
                <text:p>14.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2">
                <text:p>16.2</text:p>
              </table:table-cell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2">
                <text:p>16.2</text:p>
              </table:table-cell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.2">
                <text:p>14.2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.4">
                <text:p>14.4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3.8">
                <text:p>13.8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3.8">
                <text:p>13.8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.8">
                <text:p>14.8</text:p>
              </table:table-cell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.8">
                <text:p>16.8</text:p>
              </table:table-cell>
              <table:table-cell office:value-type="float" office:value="6.2">
                <text:p>6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.4">
                <text:p>15.4</text:p>
              </table:table-cell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4.8">
                <text:p>14.8</text:p>
              </table:table-cell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.2">
                <text:p>15.2</text:p>
              </table:table-cell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7.2">
                <text:p>17.2</text:p>
              </table:table-cell>
              <table:table-cell office:value-type="float" office:value="6.4">
                <text:p>6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4.6">
                <text:p>14.6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.2">
                <text:p>15.2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4.4">
                <text:p>14.4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6.8">
                <text:p>16.8</text:p>
              </table:table-cell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6.8">
                <text:p>16.8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6">
                <text:p>16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.4">
                <text:p>15.4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.4">
                <text:p>15.4</text:p>
              </table:table-cell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.6">
                <text:p>15.6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6.6">
                <text:p>16.6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8.4">
                <text:p>18.4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9">
                <text:p>19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6.4">
                <text:p>16.4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6.4">
                <text:p>16.4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6.4">
                <text:p>16.4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7">
                <text:p>17</text:p>
              </table:table-cell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9">
                <text:p>19</text:p>
              </table:table-cell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0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9.8">
                <text:p>19.8</text:p>
              </table:table-cell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8">
                <text:p>18</text:p>
              </table:table-cell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6">
                <text:p>17.6</text:p>
              </table:table-cell>
              <table:table-cell office:value-type="float" office:value="7">
                <text:p>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2">
                <text:p>17.2</text:p>
              </table:table-cell>
              <table:table-cell office:value-type="float" office:value="7">
                <text:p>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2">
                <text:p>19.2</text:p>
              </table:table-cell>
              <table:table-cell office:value-type="float" office:value="7">
                <text:p>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8">
                <text:p>18</text:p>
              </table:table-cell>
              <table:table-cell office:value-type="float" office:value="7.4">
                <text:p>7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9.4">
                <text:p>19.4</text:p>
              </table:table-cell>
              <table:table-cell office:value-type="float" office:value="7.4">
                <text:p>7.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8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8.2">
                <text:p>18.2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9.6">
                <text:p>19.6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8.4">
                <text:p>18.4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9.8">
                <text:p>19.8</text:p>
              </table:table-cell>
              <table:table-cell office:value-type="float" office:value="7.8">
                <text:p>7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9">
                <text:p>19</text:p>
              </table:table-cell>
              <table:table-cell office:value-type="float" office:value="7.8">
                <text:p>7.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9.4">
                <text:p>19.4</text:p>
              </table:table-cell>
              <table:table-cell office:value-type="float" office:value="7.8">
                <text:p>7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20.2">
                <text:p>20.2</text:p>
              </table:table-cell>
              <table:table-cell office:value-type="float" office:value="7.8">
                <text:p>7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0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20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9.4">
                <text:p>19.4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1">
                <text:p>21</text:p>
              </table:table-cell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6">
                <text:p>26</text:p>
              </table:table-cell>
              <table:table-cell office:value-type="float" office:value="8.4">
                <text:p>8.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22.2">
                <text:p>22.2</text:p>
              </table:table-cell>
              <table:table-cell office:value-type="float" office:value="8.4">
                <text:p>8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20.8">
                <text:p>20.8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2.8">
                <text:p>22.8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4.2">
                <text:p>24.2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8">
                <text:p>28</text:p>
              </table:table-cell>
              <table:table-cell office:value-type="float" office:value="8.8">
                <text:p>8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2.2">
                <text:p>22.2</text:p>
              </table:table-cell>
              <table:table-cell office:value-type="float" office:value="8.8">
                <text:p>8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3.8">
                <text:p>23.8</text:p>
              </table:table-cell>
              <table:table-cell office:value-type="float" office:value="8.8">
                <text:p>8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2.6">
                <text:p>22.6</text:p>
              </table:table-cell>
              <table:table-cell office:value-type="float" office:value="8.8">
                <text:p>8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9">
                <text:p>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4.2">
                <text:p>24.2</text:p>
              </table:table-cell>
              <table:table-cell office:value-type="float" office:value="9.2">
                <text:p>9.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5.4">
                <text:p>25.4</text:p>
              </table:table-cell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5.8">
                <text:p>25.8</text:p>
              </table:table-cell>
              <table:table-cell office:value-type="float" office:value="9.8">
                <text:p>9.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8">
                <text:p>29.8</text:p>
              </table:table-cell>
              <table:table-cell office:value-type="float" office:value="10">
                <text:p>1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0.8">
                <text:p>30.8</text:p>
              </table:table-cell>
              <table:table-cell office:value-type="float" office:value="10.2">
                <text:p>10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3.6">
                <text:p>33.6</text:p>
              </table:table-cell>
              <table:table-cell office:value-type="float" office:value="10.4">
                <text:p>10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5">
                <text:p>35</text:p>
              </table:table-cell>
              <table:table-cell office:value-type="float" office:value="10.8">
                <text:p>10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37.6">
                <text:p>37.6</text:p>
              </table:table-cell>
              <table:table-cell office:value-type="float" office:value="11.4">
                <text:p>11.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49.4">
                <text:p>49.4</text:p>
              </table:table-cell>
              <table:table-cell office:value-type="float" office:value="11.8">
                <text:p>11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9.2">
                <text:p>59.2</text:p>
              </table:table-cell>
              <table:table-cell office:value-type="float" office:value="12.4">
                <text:p>12.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88.2">
                <text:p>88.2</text:p>
              </table:table-cell>
              <table:table-cell office:value-type="float" office:value="13.4">
                <text:p>13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8.2">
                <text:p>108.2</text:p>
              </table:table-cell>
              <table:table-cell office:value-type="float" office:value="17">
                <text:p>1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cc4125" draw:fill-color="#cc4125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percentage" chart:error-percentage="10" loext:std-weight="1"/>
      <style:graphic-properties draw:stroke="solid" svg:stroke-width="0.018cm" svg:stroke-color="#000000" svg:stroke-opacity="100%" draw:stroke-linejoin="round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 chart:error-category="percentage" chart:error-percentage="10"/>
      <style:graphic-properties svg:stroke-width="0.053cm" svg:stroke-color="#4a86e8" draw:fill-color="#4a86e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897cm" svg:height="7.938cm" xlink:href=".." xlink:type="simple" chart:class="chart:line" chart:style-name="ch1">
        <chart:legend chart:legend-position="end" svg:x="16.119cm" svg:y="3.172cm" style:legend-expansion="high" chart:style-name="ch2"/>
        <chart:plot-area chart:style-name="ch3" table:cell-range-address="CoAPvsCoAPS.A1:CoAPvsCoAPS.B101 CoAPvsCoAPS.C1:CoAPvsCoAPS.C1000" chart:data-source-has-labels="both" svg:x="1.457cm" svg:y="0.158cm" svg:width="14.265cm" svg:height="6.592cm">
          <chartooo:coordinate-region svg:x="2.114cm" svg:y="0.158cm" svg:width="13.608cm" svg:height="6.111cm"/>
          <chart:axis chart:dimension="x" chart:name="primary-x" chart:style-name="ch4" chartooo:axis-type="text">
            <chart:title svg:x="6.435cm" svg:y="6.909cm" chart:style-name="ch5">
              <text:p>Média das Amostras CoAP</text:p>
            </chart:title>
            <chart:categories table:cell-range-address="CoAPvsCoAPS.A2:CoAPvsCoAPS.A101"/>
          </chart:axis>
          <chart:axis chart:dimension="y" chart:name="primary-y" chart:style-name="ch6">
            <chart:title svg:x="0.451cm" svg:y="5.661cm" chart:style-name="ch7">
              <text:p>Quantidade de observações</text:p>
            </chart:title>
            <chart:grid chart:style-name="ch8" chart:class="major"/>
          </chart:axis>
          <chart:series chart:style-name="ch9" chart:values-cell-range-address="CoAPvsCoAPS.B2:CoAPvsCoAPS.B101" chart:label-cell-address="CoAPvsCoAPS.B1:CoAPvsCoAPS.B1" chart:class="chart:line">
            <chart:error-indicator chart:style-name="ch10" chart:dimension="y"/>
            <chart:data-point chart:repeated="100"/>
          </chart:series>
          <chart:series chart:style-name="ch11" chart:values-cell-range-address="CoAPvsCoAPS.A2:CoAPvsCoAPS.A101" chart:label-cell-address="CoAPvsCoAPS.A1:CoAPvsCoAPS.A1" chart:class="chart:line">
            <chart:error-indicator chart:style-name="ch10" chart:dimension="y"/>
            <chart:data-point chart:repeated="100"/>
          </chart:series>
          <chart:series chart:style-name="ch12" chart:values-cell-range-address="CoAPvsCoAPS.C2:CoAPvsCoAPS.C1000" chart:label-cell-address="CoAPvsCoAPS.C1:CoAPvsCoAPS.C1" chart:class="chart:line">
            <chart:data-point chart:repeated="9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AP + DTLS</text:p>
                <draw:g>
                  <svg:desc>CoAPvsCoAPS.B1:CoAPvsCoAPS.B1</svg:desc>
                </draw:g>
              </table:table-cell>
              <table:table-cell office:value-type="string">
                <text:p>CoAP</text:p>
                <draw:g>
                  <svg:desc>CoAPvsCoAPS.A1:CoAPvsCoAPS.A1</svg:desc>
                </draw:g>
              </table:table-cell>
              <table:table-cell office:value-type="string">
                <text:p>Coap DTLS 1kb</text:p>
                <draw:g>
                  <svg:desc>CoAPvsCoAPS.C1:CoAPvsCoAPS.C1</svg:desc>
                </draw:g>
              </table:table-cell>
            </table:table-row>
          </table:table-header-rows>
          <table:table-rows>
            <table:table-row>
              <table:table-cell office:value-type="float" office:value="4.6">
                <text:p>4.6</text:p>
                <draw:g>
                  <svg:desc>CoAPvsCoAPS.A2:CoAPvsCoAPS.A101</svg:desc>
                </draw:g>
              </table:table-cell>
              <table:table-cell office:value-type="float" office:value="7.2">
                <text:p>7.2</text:p>
                <draw:g>
                  <svg:desc>CoAPvsCoAPS.B2:CoAPvsCoAPS.B101</svg:desc>
                </draw:g>
              </table:table-cell>
              <table:table-cell office:value-type="float" office:value="4.6">
                <text:p>4.6</text:p>
                <draw:g>
                  <svg:desc>CoAPvsCoAPS.A2:CoAPvsCoAPS.A101</svg:desc>
                </draw:g>
              </table:table-cell>
              <table:table-cell office:value-type="float" office:value="12.4">
                <text:p>12.4</text:p>
                <draw:g>
                  <svg:desc>CoAPvsCoAPS.C2:CoAPvsCoAPS.C1000</svg:desc>
                </draw:g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  <table:table-cell office:value-type="float" office:value="5.2">
                <text:p>5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.8">
                <text:p>7.8</text:p>
              </table:table-cell>
              <table:table-cell office:value-type="float" office:value="5.2">
                <text:p>5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">
                <text:p>8</text:p>
              </table:table-cell>
              <table:table-cell office:value-type="float" office:value="5.4">
                <text:p>5.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">
                <text:p>8</text:p>
              </table:table-cell>
              <table:table-cell office:value-type="float" office:value="5.4">
                <text:p>5.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6.2">
                <text:p>6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6.2">
                <text:p>6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6.2">
                <text:p>6.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6.2">
                <text:p>6.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2">
                <text:p>8.2</text:p>
              </table:table-cell>
              <table:table-cell office:value-type="float" office:value="6.2">
                <text:p>6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4">
                <text:p>8.4</text:p>
              </table:table-cell>
              <table:table-cell office:value-type="float" office:value="6.4">
                <text:p>6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  <table:table-cell office:value-type="float" office:value="6.8">
                <text:p>6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  <table:table-cell office:value-type="float" office:value="6.8">
                <text:p>6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  <table:table-cell office:value-type="float" office:value="6.8">
                <text:p>6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  <table:table-cell office:value-type="float" office:value="6.8">
                <text:p>6.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.2">
                <text:p>9.2</text:p>
              </table:table-cell>
              <table:table-cell office:value-type="float" office:value="6.8">
                <text:p>6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4">
                <text:p>9.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4">
                <text:p>9.4</text:p>
              </table:table-cell>
              <table:table-cell office:value-type="float" office:value="7">
                <text:p>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6">
                <text:p>9.6</text:p>
              </table:table-cell>
              <table:table-cell office:value-type="float" office:value="7">
                <text:p>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6">
                <text:p>9.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8">
                <text:p>9.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9.8">
                <text:p>9.8</text:p>
              </table:table-cell>
              <table:table-cell office:value-type="float" office:value="7.4">
                <text:p>7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9.8">
                <text:p>9.8</text:p>
              </table:table-cell>
              <table:table-cell office:value-type="float" office:value="7.4">
                <text:p>7.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  <table:table-cell office:value-type="float" office:value="7.6">
                <text:p>7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">
                <text:p>10</text:p>
              </table:table-cell>
              <table:table-cell office:value-type="float" office:value="7.8">
                <text:p>7.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.2">
                <text:p>10.2</text:p>
              </table:table-cell>
              <table:table-cell office:value-type="float" office:value="7.8">
                <text:p>7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.4">
                <text:p>10.4</text:p>
              </table:table-cell>
              <table:table-cell office:value-type="float" office:value="7.8">
                <text:p>7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0.4">
                <text:p>10.4</text:p>
              </table:table-cell>
              <table:table-cell office:value-type="float" office:value="7.8">
                <text:p>7.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0.4">
                <text:p>10.4</text:p>
              </table:table-cell>
              <table:table-cell office:value-type="float" office:value="8.2">
                <text:p>8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0.4">
                <text:p>10.4</text:p>
              </table:table-cell>
              <table:table-cell office:value-type="float" office:value="8.4">
                <text:p>8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0.8">
                <text:p>10.8</text:p>
              </table:table-cell>
              <table:table-cell office:value-type="float" office:value="8.4">
                <text:p>8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1">
                <text:p>11</text:p>
              </table:table-cell>
              <table:table-cell office:value-type="float" office:value="8.4">
                <text:p>8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  <table:table-cell office:value-type="float" office:value="8.6">
                <text:p>8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  <table:table-cell office:value-type="float" office:value="8.8">
                <text:p>8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  <table:table-cell office:value-type="float" office:value="8.8">
                <text:p>8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1.2">
                <text:p>11.2</text:p>
              </table:table-cell>
              <table:table-cell office:value-type="float" office:value="8.8">
                <text:p>8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1.4">
                <text:p>11.4</text:p>
              </table:table-cell>
              <table:table-cell office:value-type="float" office:value="8.8">
                <text:p>8.8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1.4">
                <text:p>11.4</text:p>
              </table:table-cell>
              <table:table-cell office:value-type="float" office:value="8.8">
                <text:p>8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1.6">
                <text:p>11.6</text:p>
              </table:table-cell>
              <table:table-cell office:value-type="float" office:value="8.8">
                <text:p>8.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9">
                <text:p>9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1.8">
                <text:p>11.8</text:p>
              </table:table-cell>
              <table:table-cell office:value-type="float" office:value="9.2">
                <text:p>9.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2.4">
                <text:p>12.4</text:p>
              </table:table-cell>
              <table:table-cell office:value-type="float" office:value="9.4">
                <text:p>9.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2.4">
                <text:p>12.4</text:p>
              </table:table-cell>
              <table:table-cell office:value-type="float" office:value="9.8">
                <text:p>9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3.2">
                <text:p>13.2</text:p>
              </table:table-cell>
              <table:table-cell office:value-type="float" office:value="10.2">
                <text:p>10.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3.4">
                <text:p>13.4</text:p>
              </table:table-cell>
              <table:table-cell office:value-type="float" office:value="10.4">
                <text:p>10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3.8">
                <text:p>13.8</text:p>
              </table:table-cell>
              <table:table-cell office:value-type="float" office:value="10.8">
                <text:p>10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4.2">
                <text:p>14.2</text:p>
              </table:table-cell>
              <table:table-cell office:value-type="float" office:value="11.4">
                <text:p>11.4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5">
                <text:p>15</text:p>
              </table:table-cell>
              <table:table-cell office:value-type="float" office:value="11.8">
                <text:p>11.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5.8">
                <text:p>15.8</text:p>
              </table:table-cell>
              <table:table-cell office:value-type="float" office:value="12.4">
                <text:p>12.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6.6">
                <text:p>16.6</text:p>
              </table:table-cell>
              <table:table-cell office:value-type="float" office:value="13.4">
                <text:p>13.4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2">
                <text:p>19.2</text:p>
              </table:table-cell>
              <table:table-cell office:value-type="float" office:value="17">
                <text:p>17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644cm" svg:y="3.862cm" style:legend-expansion="high" chart:style-name="ch2"/>
        <chart:plot-area chart:style-name="ch3" table:cell-range-address="CoAPvsCoAPS.F54:CoAPvsCoAPS.G58" chart:data-source-has-labels="both" svg:x="1.377cm" svg:y="0.196cm" svg:width="12.95cm" svg:height="9.424cm">
          <chartooo:coordinate-region svg:x="1.663cm" svg:y="0.396cm" svg:width="12.664cm" svg:height="8.727cm"/>
          <chart:axis chart:dimension="x" chart:name="primary-x" chart:style-name="ch4" chartooo:axis-type="text">
            <chart:categories table:cell-range-address="CoAPvsCoAPS.F55:CoAPvsCoAPS.F58"/>
          </chart:axis>
          <chart:axis chart:dimension="y" chart:name="primary-y" chart:style-name="ch5">
            <chart:title svg:x="0.451cm" svg:y="5.435cm" chart:style-name="ch6">
              <text:p>Média</text:p>
            </chart:title>
            <chart:grid chart:style-name="ch7" chart:class="major"/>
          </chart:axis>
          <chart:series chart:style-name="ch8" chart:values-cell-range-address="CoAPvsCoAPS.G55:CoAPvsCoAPS.G58" chart:label-cell-address="CoAPvsCoAPS.G54:CoAPvsCoAPS.G54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CoAPvsCoAPS.G54:CoAPvsCoAPS.G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CoAPvsCoAPS.F55:CoAPvsCoAPS.F58</svg:desc>
                </draw:g>
              </table:table-cell>
              <table:table-cell office:value-type="float" office:value="3">
                <text:p>3</text:p>
                <draw:g>
                  <svg:desc>CoAPvsCoAPS.G55:CoAPvsCoAPS.G58</svg:desc>
                </draw:g>
              </table:table-cell>
            </table:table-row>
            <table:table-row>
              <table:table-cell office:value-type="string">
                <text:p>m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194cm" svg:y="4.36cm" style:legend-expansion="high" chart:style-name="ch2"/>
        <chart:plot-area chart:style-name="ch3" table:cell-range-address="CoAPvsCoAPS.F54:CoAPvsCoAPS.H58" chart:data-source-has-labels="both" svg:x="0.317cm" svg:y="0.196cm" svg:width="13.56cm" svg:height="9.424cm">
          <chartooo:coordinate-region svg:x="0.603cm" svg:y="0.396cm" svg:width="13.274cm" svg:height="8.727cm"/>
          <chart:axis chart:dimension="x" chart:name="primary-x" chart:style-name="ch4" chartooo:axis-type="text">
            <chart:categories table:cell-range-address="CoAPvsCoAPS.F55:CoAPvsCoAPS.F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APvsCoAPS.G55:CoAPvsCoAPS.G58" chart:label-cell-address="CoAPvsCoAPS.G54:CoAPvsCoAPS.G54" chart:class="chart:bar">
            <chart:data-point chart:repeated="4"/>
          </chart:series>
          <chart:series chart:style-name="ch8" chart:values-cell-range-address="CoAPvsCoAPS.H55:CoAPvsCoAPS.H58" chart:label-cell-address="CoAPvsCoAPS.H54:CoAPvsCoAPS.H5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CoAPvsCoAPS.G54:CoAPvsCoAPS.G54</svg:desc>
                </draw:g>
              </table:table-cell>
              <table:table-cell office:value-type="string">
                <text:p>Moda</text:p>
                <draw:g>
                  <svg:desc>CoAPvsCoAPS.H54:CoAPvsCoAPS.H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CoAPvsCoAPS.F55:CoAPvsCoAPS.F58</svg:desc>
                </draw:g>
              </table:table-cell>
              <table:table-cell office:value-type="float" office:value="3">
                <text:p>3</text:p>
                <draw:g>
                  <svg:desc>CoAPvsCoAPS.G55:CoAPvsCoAPS.G58</svg:desc>
                </draw:g>
              </table:table-cell>
              <table:table-cell office:value-type="float" office:value="3">
                <text:p>3</text:p>
                <draw:g>
                  <svg:desc>CoAPvsCoAPS.H55:CoAPvsCoAPS.H58</svg:desc>
                </draw:g>
              </table:table-cell>
            </table:table-row>
            <table:table-row>
              <table:table-cell office:value-type="string">
                <text:p>m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